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7.205cm" fo:margin-left="0cm" table:align="left"/>
    </style:style>
    <style:style style:name="Table3.A" style:family="table-column">
      <style:table-column-properties style:column-width="0.907cm"/>
    </style:style>
    <style:style style:name="Table3.B" style:family="table-column">
      <style:table-column-properties style:column-width="2.39cm"/>
    </style:style>
    <style:style style:name="Table3.C" style:family="table-column">
      <style:table-column-properties style:column-width="4.595cm"/>
    </style:style>
    <style:style style:name="Table3.D" style:family="table-column">
      <style:table-column-properties style:column-width="4.203cm"/>
    </style:style>
    <style:style style:name="Table3.E" style:family="table-column">
      <style:table-column-properties style:column-width="5.1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27d80f" style:font-size-asian="14pt" style:font-size-complex="14pt"/>
    </style:style>
    <style:style style:name="P4" style:family="paragraph" style:parent-style-name="Standard">
      <style:text-properties fo:font-size="14pt" officeooo:rsid="003473ae" officeooo:paragraph-rsid="0035b73d" style:font-size-asian="14pt" style:font-size-complex="14pt"/>
    </style:style>
    <style:style style:name="P5" style:family="paragraph" style:parent-style-name="Standard">
      <style:text-properties fo:font-size="14pt" officeooo:rsid="003473ae" officeooo:paragraph-rsid="005d5b82" style:font-size-asian="14pt" style:font-size-complex="14pt"/>
    </style:style>
    <style:style style:name="P6" style:family="paragraph" style:parent-style-name="Standard">
      <style:text-properties fo:font-size="14pt" officeooo:paragraph-rsid="0035b73d" style:font-size-asian="14pt" style:font-size-complex="14pt"/>
    </style:style>
    <style:style style:name="P7" style:family="paragraph" style:parent-style-name="Standard">
      <style:text-properties fo:font-size="14pt" officeooo:rsid="00369675" officeooo:paragraph-rsid="00379fc8" style:font-size-asian="14pt" style:font-size-complex="14pt"/>
    </style:style>
    <style:style style:name="P8" style:family="paragraph" style:parent-style-name="Standard">
      <style:text-properties fo:font-size="14pt" officeooo:rsid="00369675" officeooo:paragraph-rsid="005d5b82" style:font-size-asian="14pt" style:font-size-complex="14pt"/>
    </style:style>
    <style:style style:name="P9" style:family="paragraph" style:parent-style-name="Standard">
      <style:text-properties fo:font-size="14pt" officeooo:paragraph-rsid="00369675" style:font-size-asian="14pt" style:font-size-complex="14pt"/>
    </style:style>
    <style:style style:name="P10" style:family="paragraph" style:parent-style-name="Standard">
      <style:text-properties fo:font-size="14pt" officeooo:rsid="0027d80f" officeooo:paragraph-rsid="0027d80f" style:font-size-asian="14pt" style:font-size-complex="14pt"/>
    </style:style>
    <style:style style:name="P11" style:family="paragraph" style:parent-style-name="Standard">
      <style:text-properties fo:font-size="14pt" officeooo:rsid="00458888" officeooo:paragraph-rsid="00458888" style:font-size-asian="14pt" style:font-size-complex="14pt"/>
    </style:style>
    <style:style style:name="P12" style:family="paragraph" style:parent-style-name="Standard">
      <style:text-properties fo:font-size="14pt" officeooo:rsid="00458888" officeooo:paragraph-rsid="004e4f1c" style:font-size-asian="14pt" style:font-size-complex="14pt"/>
    </style:style>
    <style:style style:name="P13" style:family="paragraph" style:parent-style-name="Standard">
      <style:text-properties fo:font-size="14pt" officeooo:rsid="00458888" officeooo:paragraph-rsid="00558a05" style:font-size-asian="14pt" style:font-size-complex="14pt"/>
    </style:style>
    <style:style style:name="P14" style:family="paragraph" style:parent-style-name="Standard">
      <style:text-properties fo:font-size="14pt" officeooo:rsid="00458888" officeooo:paragraph-rsid="005b2e9c" style:font-size-asian="14pt" style:font-size-complex="14pt"/>
    </style:style>
    <style:style style:name="P15" style:family="paragraph" style:parent-style-name="Standard">
      <style:text-properties fo:font-size="14pt" officeooo:rsid="004bfd6c" officeooo:paragraph-rsid="004bfd6c" style:font-size-asian="14pt" style:font-size-complex="14pt"/>
    </style:style>
    <style:style style:name="P16" style:family="paragraph" style:parent-style-name="Standard">
      <style:text-properties fo:font-size="14pt" officeooo:rsid="004d3bdb" officeooo:paragraph-rsid="004bfd6c" style:font-size-asian="14pt" style:font-size-complex="14pt"/>
    </style:style>
    <style:style style:name="P17" style:family="paragraph" style:parent-style-name="Standard">
      <style:text-properties fo:font-size="14pt" officeooo:rsid="004d3bdb" officeooo:paragraph-rsid="004d3bdb" style:font-size-asian="14pt" style:font-size-complex="14pt"/>
    </style:style>
    <style:style style:name="P18" style:family="paragraph" style:parent-style-name="Standard">
      <style:text-properties fo:font-size="14pt" officeooo:rsid="004e4f1c" officeooo:paragraph-rsid="004e4f1c" style:font-size-asian="14pt" style:font-size-complex="14pt"/>
    </style:style>
    <style:style style:name="P19" style:family="paragraph" style:parent-style-name="Standard">
      <style:text-properties fo:font-size="14pt" officeooo:rsid="004e4f1c" officeooo:paragraph-rsid="004ea2fe" style:font-size-asian="14pt" style:font-size-complex="14pt"/>
    </style:style>
    <style:style style:name="P20" style:family="paragraph" style:parent-style-name="Standard">
      <style:text-properties fo:font-size="14pt" officeooo:rsid="004e4f1c" officeooo:paragraph-rsid="004fe67d" style:font-size-asian="14pt" style:font-size-complex="14pt"/>
    </style:style>
    <style:style style:name="P21" style:family="paragraph" style:parent-style-name="Standard">
      <style:text-properties fo:font-size="14pt" officeooo:rsid="004e4f1c" officeooo:paragraph-rsid="005186a5" style:font-size-asian="14pt" style:font-size-complex="14pt"/>
    </style:style>
    <style:style style:name="P22" style:family="paragraph" style:parent-style-name="Standard">
      <style:text-properties fo:font-size="14pt" officeooo:rsid="004e4f1c" officeooo:paragraph-rsid="0053251d" style:font-size-asian="14pt" style:font-size-complex="14pt"/>
    </style:style>
    <style:style style:name="P23" style:family="paragraph" style:parent-style-name="Standard">
      <style:text-properties fo:font-size="14pt" officeooo:rsid="004e4f1c" officeooo:paragraph-rsid="0054fc81" style:font-size-asian="14pt" style:font-size-complex="14pt"/>
    </style:style>
    <style:style style:name="P24" style:family="paragraph" style:parent-style-name="Standard">
      <style:text-properties fo:font-size="14pt" officeooo:rsid="004e4f1c" officeooo:paragraph-rsid="00558a05" style:font-size-asian="14pt" style:font-size-complex="14pt"/>
    </style:style>
    <style:style style:name="P25" style:family="paragraph" style:parent-style-name="Standard">
      <style:text-properties fo:font-size="14pt" officeooo:rsid="004e4f1c" officeooo:paragraph-rsid="00566914" style:font-size-asian="14pt" style:font-size-complex="14pt"/>
    </style:style>
    <style:style style:name="P26" style:family="paragraph" style:parent-style-name="Standard">
      <style:text-properties fo:font-size="14pt" officeooo:rsid="004e4f1c" officeooo:paragraph-rsid="0057a55c" style:font-size-asian="14pt" style:font-size-complex="14pt"/>
    </style:style>
    <style:style style:name="P27" style:family="paragraph" style:parent-style-name="Standard">
      <style:text-properties fo:font-size="14pt" officeooo:rsid="004e4f1c" officeooo:paragraph-rsid="0057bcec" style:font-size-asian="14pt" style:font-size-complex="14pt"/>
    </style:style>
    <style:style style:name="P28" style:family="paragraph" style:parent-style-name="Standard">
      <style:text-properties fo:font-size="14pt" officeooo:paragraph-rsid="004e4f1c" style:font-size-asian="14pt" style:font-size-complex="14pt"/>
    </style:style>
    <style:style style:name="P29" style:family="paragraph" style:parent-style-name="Standard">
      <style:text-properties fo:font-size="14pt" officeooo:rsid="005186a5" officeooo:paragraph-rsid="005186a5" style:font-size-asian="14pt" style:font-size-complex="14pt"/>
    </style:style>
    <style:style style:name="P30" style:family="paragraph" style:parent-style-name="Standard">
      <style:text-properties fo:font-size="14pt" officeooo:rsid="0057a55c" officeooo:paragraph-rsid="0057a55c" style:font-size-asian="14pt" style:font-size-complex="14pt"/>
    </style:style>
    <style:style style:name="P31" style:family="paragraph" style:parent-style-name="Standard">
      <style:text-properties fo:font-size="14pt" officeooo:rsid="0057a55c" officeooo:paragraph-rsid="0057bcec" style:font-size-asian="14pt" style:font-size-complex="14pt"/>
    </style:style>
    <style:style style:name="P32" style:family="paragraph" style:parent-style-name="Standard">
      <style:text-properties fo:font-size="14pt" officeooo:rsid="0053251d" officeooo:paragraph-rsid="0053251d" style:font-size-asian="14pt" style:font-size-complex="14pt"/>
    </style:style>
    <style:style style:name="P33" style:family="paragraph" style:parent-style-name="Standard">
      <style:text-properties fo:font-size="14pt" officeooo:rsid="00558a05" officeooo:paragraph-rsid="00558a05" style:font-size-asian="14pt" style:font-size-complex="14pt"/>
    </style:style>
    <style:style style:name="P34" style:family="paragraph" style:parent-style-name="Standard">
      <style:text-properties fo:font-size="14pt" officeooo:rsid="005b2e9c" officeooo:paragraph-rsid="005b2e9c" style:font-size-asian="14pt" style:font-size-complex="14pt"/>
    </style:style>
    <style:style style:name="P35" style:family="paragraph" style:parent-style-name="Standard">
      <style:text-properties fo:font-size="14pt" officeooo:rsid="005d12fd" officeooo:paragraph-rsid="005d12fd" style:font-size-asian="14pt" style:font-size-complex="14pt"/>
    </style:style>
    <style:style style:name="P36" style:family="paragraph" style:parent-style-name="Standard">
      <style:text-properties fo:font-size="14pt" fo:font-style="normal" officeooo:rsid="004d3bdb" officeooo:paragraph-rsid="004d3bdb" style:font-size-asian="14pt" style:font-style-asian="normal" style:font-size-complex="14pt" style:font-style-complex="normal"/>
    </style:style>
    <style:style style:name="P37" style:family="paragraph" style:parent-style-name="Standard">
      <style:text-properties fo:font-size="14pt" fo:font-weight="bold" officeooo:rsid="004e4f1c" officeooo:paragraph-rsid="004e4f1c" style:font-size-asian="14pt" style:font-weight-asian="bold" style:font-size-complex="14pt" style:font-weight-complex="bold"/>
    </style:style>
    <style:style style:name="P38" style:family="paragraph" style:parent-style-name="Standard">
      <style:text-properties fo:font-size="14pt" fo:font-weight="bold" officeooo:rsid="004e4f1c" officeooo:paragraph-rsid="004fe67d" style:font-size-asian="14pt" style:font-weight-asian="bold" style:font-size-complex="14pt" style:font-weight-complex="bold"/>
    </style:style>
    <style:style style:name="P39" style:family="paragraph" style:parent-style-name="Standard">
      <style:text-properties fo:font-size="14pt" fo:font-weight="bold" officeooo:rsid="004e4f1c" officeooo:paragraph-rsid="0054fc81" style:font-size-asian="14pt" style:font-weight-asian="bold" style:font-size-complex="14pt" style:font-weight-complex="bold"/>
    </style:style>
    <style:style style:name="P40" style:family="paragraph" style:parent-style-name="Standard">
      <style:text-properties fo:font-size="14pt" fo:font-weight="bold" officeooo:rsid="004e4f1c" officeooo:paragraph-rsid="00558a05" style:font-size-asian="14pt" style:font-weight-asian="bold" style:font-size-complex="14pt" style:font-weight-complex="bold"/>
    </style:style>
    <style:style style:name="P41" style:family="paragraph" style:parent-style-name="Standard">
      <style:text-properties fo:font-size="14pt" fo:font-weight="bold" officeooo:rsid="004e4f1c" officeooo:paragraph-rsid="00566914" style:font-size-asian="14pt" style:font-weight-asian="bold" style:font-size-complex="14pt" style:font-weight-complex="bold"/>
    </style:style>
    <style:style style:name="P42" style:family="paragraph" style:parent-style-name="Standard">
      <style:text-properties fo:font-size="14pt" fo:font-weight="bold" officeooo:rsid="004e4f1c" officeooo:paragraph-rsid="0057a55c" style:font-size-asian="14pt" style:font-weight-asian="bold" style:font-size-complex="14pt" style:font-weight-complex="bold"/>
    </style:style>
    <style:style style:name="P43" style:family="paragraph" style:parent-style-name="Standard">
      <style:text-properties fo:font-size="14pt" fo:font-weight="bold" officeooo:rsid="004e4f1c" officeooo:paragraph-rsid="0057bcec" style:font-size-asian="14pt" style:font-weight-asian="bold" style:font-size-complex="14pt" style:font-weight-complex="bold"/>
    </style:style>
    <style:style style:name="P44" style:family="paragraph" style:parent-style-name="Standard">
      <style:text-properties fo:font-size="14pt" style:text-underline-style="solid" style:text-underline-width="auto" style:text-underline-color="font-color" fo:font-weight="bold" officeooo:rsid="004e4f1c" officeooo:paragraph-rsid="004fe67d" style:font-size-asian="14pt" style:font-weight-asian="bold" style:font-size-complex="14pt" style:font-weight-complex="bold"/>
    </style:style>
    <style:style style:name="P45" style:family="paragraph" style:parent-style-name="Standard">
      <style:text-properties fo:font-size="14pt" style:text-underline-style="solid" style:text-underline-width="auto" style:text-underline-color="font-color" fo:font-weight="bold" officeooo:rsid="004e4f1c" officeooo:paragraph-rsid="005186a5" style:font-size-asian="14pt" style:font-weight-asian="bold" style:font-size-complex="14pt" style:font-weight-complex="bold"/>
    </style:style>
    <style:style style:name="P46" style:family="paragraph" style:parent-style-name="Standard">
      <style:text-properties fo:font-size="14pt" style:text-underline-style="solid" style:text-underline-width="auto" style:text-underline-color="font-color" fo:font-weight="bold" officeooo:rsid="004e4f1c" officeooo:paragraph-rsid="00566914" style:font-size-asian="14pt" style:font-weight-asian="bold" style:font-size-complex="14pt" style:font-weight-complex="bold"/>
    </style:style>
    <style:style style:name="P47" style:family="paragraph" style:parent-style-name="Standard">
      <style:text-properties fo:font-size="14pt" style:text-underline-style="solid" style:text-underline-width="auto" style:text-underline-color="font-color" fo:font-weight="bold" officeooo:rsid="004e4f1c" officeooo:paragraph-rsid="0057a55c" style:font-size-asian="14pt" style:font-weight-asian="bold" style:font-size-complex="14pt" style:font-weight-complex="bold"/>
    </style:style>
    <style:style style:name="P48" style:family="paragraph" style:parent-style-name="Standard">
      <style:text-properties fo:font-size="14pt" style:text-underline-style="solid" style:text-underline-width="auto" style:text-underline-color="font-color" fo:font-weight="bold" officeooo:rsid="004e4f1c" officeooo:paragraph-rsid="0057bcec"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32pt" style:font-size-asian="32pt" style:font-size-complex="32pt"/>
    </style:style>
    <style:style style:name="P50" style:family="paragraph" style:parent-style-name="Standard">
      <style:paragraph-properties fo:text-align="center" style:justify-single-word="false"/>
      <style:text-properties fo:font-size="32pt" fo:font-weight="bold" officeooo:paragraph-rsid="0027d80f" style:font-size-asian="32pt" style:font-weight-asian="bold" style:font-size-complex="32pt" style:font-weight-complex="bold"/>
    </style:style>
    <style:style style:name="P5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2" style:family="paragraph" style:parent-style-name="Standard">
      <style:paragraph-properties fo:text-align="center" style:justify-single-word="false"/>
      <style:text-properties fo:font-size="20pt" fo:font-weight="bold" officeooo:paragraph-rsid="0027d80f" style:font-size-asian="20pt" style:font-weight-asian="bold" style:font-size-complex="20pt" style:font-weight-complex="bold"/>
    </style:style>
    <style:style style:name="P53" style:family="paragraph" style:parent-style-name="Standard">
      <style:paragraph-properties fo:text-align="center" style:justify-single-word="false"/>
      <style:text-properties fo:font-size="20pt" fo:font-weight="bold" officeooo:paragraph-rsid="0035b73d" style:font-size-asian="20pt" style:font-weight-asian="bold" style:font-size-complex="20pt" style:font-weight-complex="bold"/>
    </style:style>
    <style:style style:name="P54" style:family="paragraph" style:parent-style-name="Standard">
      <style:paragraph-properties fo:text-align="center" style:justify-single-word="false"/>
      <style:text-properties fo:font-size="20pt" fo:font-weight="bold" officeooo:paragraph-rsid="00369675" style:font-size-asian="20pt" style:font-weight-asian="bold" style:font-size-complex="20pt" style:font-weight-complex="bold"/>
    </style:style>
    <style:style style:name="P55" style:family="paragraph" style:parent-style-name="Standard">
      <style:paragraph-properties fo:text-align="center" style:justify-single-word="false"/>
      <style:text-properties fo:font-size="20pt" fo:font-weight="bold" officeooo:paragraph-rsid="004e4f1c" style:font-size-asian="20pt" style:font-weight-asian="bold" style:font-size-complex="20pt" style:font-weight-complex="bold"/>
    </style:style>
    <style:style style:name="P56" style:family="paragraph" style:parent-style-name="Standard">
      <style:text-properties style:font-name="Liberation Serif1" fo:font-size="14pt" officeooo:rsid="00334571" officeooo:paragraph-rsid="0027d80f" style:font-size-asian="14pt" style:font-size-complex="14pt"/>
    </style:style>
    <style:style style:name="P57" style:family="paragraph" style:parent-style-name="Standard">
      <style:text-properties style:font-name="Liberation Serif1" fo:font-size="14pt" officeooo:rsid="00334571" officeooo:paragraph-rsid="00334571" style:font-size-asian="14pt" style:font-size-complex="14pt"/>
    </style:style>
    <style:style style:name="P58" style:family="paragraph" style:parent-style-name="Standard">
      <style:text-properties style:font-name="Liberation Serif1" fo:font-size="14pt" officeooo:rsid="003473ae" officeooo:paragraph-rsid="003473ae" style:font-size-asian="14pt" style:font-size-complex="14pt"/>
    </style:style>
    <style:style style:name="P59" style:family="paragraph" style:parent-style-name="Standard">
      <style:text-properties style:font-name="Liberation Serif1" fo:font-size="14pt" officeooo:rsid="0035b73d" officeooo:paragraph-rsid="0035b73d" style:font-size-asian="14pt" style:font-size-complex="14pt"/>
    </style:style>
    <style:style style:name="P60" style:family="paragraph" style:parent-style-name="Standard">
      <style:text-properties style:font-name="Liberation Serif1" fo:font-size="14pt" officeooo:rsid="0035b73d" officeooo:paragraph-rsid="00369675" style:font-size-asian="14pt" style:font-size-complex="14pt"/>
    </style:style>
    <style:style style:name="P61" style:family="paragraph" style:parent-style-name="Standard">
      <style:text-properties style:font-name="Liberation Serif1" fo:font-size="14pt" officeooo:rsid="00369675" officeooo:paragraph-rsid="00369675" style:font-size-asian="14pt" style:font-size-complex="14pt"/>
    </style:style>
    <style:style style:name="P62" style:family="paragraph" style:parent-style-name="Standard">
      <style:text-properties style:font-name="Liberation Serif1" fo:font-size="14pt" officeooo:rsid="00379fc8" officeooo:paragraph-rsid="00379fc8" style:font-size-asian="14pt" style:font-size-complex="14pt"/>
    </style:style>
    <style:style style:name="P63" style:family="paragraph" style:parent-style-name="Standard">
      <style:text-properties style:font-name="Liberation Serif1" fo:font-size="14pt" officeooo:rsid="005d5b82" officeooo:paragraph-rsid="005d5b82" style:font-size-asian="14pt" style:font-size-complex="14pt"/>
    </style:style>
    <style:style style:name="P64" style:family="paragraph" style:parent-style-name="Standard">
      <style:text-properties style:font-name="Liberation Serif1" fo:font-size="14pt" fo:font-style="normal" officeooo:rsid="004ea2fe" officeooo:paragraph-rsid="004e4f1c" style:font-size-asian="14pt" style:font-style-asian="normal" style:font-size-complex="14pt" style:font-style-complex="normal"/>
    </style:style>
    <style:style style:name="P65" style:family="paragraph" style:parent-style-name="Standard">
      <style:text-properties style:font-name="Liberation Serif1" fo:font-size="14pt" fo:font-style="normal" officeooo:rsid="004ea2fe" officeooo:paragraph-rsid="004fe67d" style:font-size-asian="14pt" style:font-style-asian="normal" style:font-size-complex="14pt" style:font-style-complex="normal"/>
    </style:style>
    <style:style style:name="P66" style:family="paragraph" style:parent-style-name="Standard">
      <style:text-properties style:font-name="Liberation Serif1" fo:font-size="14pt" fo:font-style="normal" fo:font-weight="normal" officeooo:rsid="0054fc81" officeooo:paragraph-rsid="0054fc81" style:font-size-asian="14pt" style:font-style-asian="normal" style:font-weight-asian="normal" style:font-size-complex="14pt" style:font-style-complex="normal" style:font-weight-complex="normal"/>
    </style:style>
    <style:style style:name="P67" style:family="paragraph" style:parent-style-name="Standard">
      <style:text-properties style:font-name="Liberation Serif1" fo:font-size="14pt" fo:font-style="normal" fo:font-weight="normal" officeooo:rsid="0054fc81" officeooo:paragraph-rsid="00558a05" style:font-size-asian="14pt" style:font-style-asian="normal" style:font-weight-asian="normal" style:font-size-complex="14pt" style:font-style-complex="normal" style:font-weight-complex="normal"/>
    </style:style>
    <style:style style:name="P68" style:family="paragraph" style:parent-style-name="Standard">
      <style:text-properties style:font-name="Liberation Serif1" fo:font-size="14pt" fo:font-style="normal" fo:font-weight="normal" officeooo:rsid="0054fc81" officeooo:paragraph-rsid="0057a55c" style:font-size-asian="14pt" style:font-style-asian="normal" style:font-weight-asian="normal" style:font-size-complex="14pt" style:font-style-complex="normal" style:font-weight-complex="normal"/>
    </style:style>
    <style:style style:name="P69" style:family="paragraph" style:parent-style-name="Standard">
      <style:text-properties style:font-name="Liberation Serif1" fo:font-size="14pt" fo:font-style="normal" fo:font-weight="normal" officeooo:rsid="004d3bdb" officeooo:paragraph-rsid="00566914" style:font-size-asian="14pt" style:font-style-asian="normal" style:font-weight-asian="normal" style:font-size-complex="14pt" style:font-style-complex="normal" style:font-weight-complex="normal"/>
    </style:style>
    <style:style style:name="P70" style:family="paragraph" style:parent-style-name="Standard">
      <style:text-properties style:font-name="Liberation Serif" fo:font-size="14pt" fo:font-style="normal" officeooo:rsid="004d3bdb" officeooo:paragraph-rsid="004d3bdb" style:font-size-asian="14pt" style:font-style-asian="normal" style:font-size-complex="14pt" style:font-style-complex="normal"/>
    </style:style>
    <style:style style:name="P71" style:family="paragraph" style:parent-style-name="Standard">
      <style:text-properties style:font-name="Liberation Serif" fo:font-size="14pt" fo:font-style="normal" officeooo:rsid="004d4b66" officeooo:paragraph-rsid="004d3bdb" style:font-size-asian="14pt" style:font-style-asian="normal" style:font-size-complex="14pt" style:font-style-complex="normal"/>
    </style:style>
    <style:style style:name="P72" style:family="paragraph" style:parent-style-name="Standard">
      <style:text-properties style:font-name="Liberation Serif" fo:font-size="14pt" fo:font-style="normal" officeooo:rsid="004e4f1c" officeooo:paragraph-rsid="004e4f1c" style:font-size-asian="14pt" style:font-style-asian="normal" style:font-size-complex="14pt" style:font-style-complex="normal"/>
    </style:style>
    <style:style style:name="P73" style:family="paragraph" style:parent-style-name="Table_20_Contents">
      <style:text-properties fo:font-size="14pt" officeooo:rsid="0045c323" officeooo:paragraph-rsid="004e4f1c" style:font-size-asian="14pt" style:font-size-complex="14pt"/>
    </style:style>
    <style:style style:name="P74" style:family="paragraph" style:parent-style-name="Table_20_Contents">
      <style:text-properties fo:font-size="14pt" officeooo:rsid="0045c323" officeooo:paragraph-rsid="004fe67d" style:font-size-asian="14pt" style:font-size-complex="14pt"/>
    </style:style>
    <style:style style:name="P75" style:family="paragraph" style:parent-style-name="Table_20_Contents">
      <style:text-properties fo:font-size="14pt" officeooo:rsid="0085426f" officeooo:paragraph-rsid="004e4f1c" style:font-size-asian="14pt" style:font-size-complex="14pt"/>
    </style:style>
    <style:style style:name="P76" style:family="paragraph" style:parent-style-name="Table_20_Contents">
      <style:text-properties fo:font-size="14pt" officeooo:rsid="0082628f" officeooo:paragraph-rsid="004e4f1c" style:font-size-asian="14pt" style:font-size-complex="14pt"/>
    </style:style>
    <style:style style:name="P77" style:family="paragraph" style:parent-style-name="Table_20_Contents">
      <style:text-properties fo:font-size="14pt" officeooo:rsid="0082628f" officeooo:paragraph-rsid="004fe67d" style:font-size-asian="14pt" style:font-size-complex="14pt"/>
    </style:style>
    <style:style style:name="P78" style:family="paragraph" style:parent-style-name="Table_20_Contents">
      <style:text-properties fo:font-size="14pt" officeooo:rsid="00817062" officeooo:paragraph-rsid="004e4f1c" style:font-size-asian="14pt" style:font-size-complex="14pt"/>
    </style:style>
    <style:style style:name="P79" style:family="paragraph" style:parent-style-name="Table_20_Contents">
      <style:text-properties fo:font-size="14pt" officeooo:rsid="00817062" officeooo:paragraph-rsid="004fe67d" style:font-size-asian="14pt" style:font-size-complex="14pt"/>
    </style:style>
    <style:style style:name="P80" style:family="paragraph" style:parent-style-name="Table_20_Contents">
      <style:text-properties fo:font-size="14pt" officeooo:rsid="004fe67d" officeooo:paragraph-rsid="004fe67d" style:font-size-asian="14pt" style:font-size-complex="14pt"/>
    </style:style>
    <style:style style:name="P81" style:family="paragraph" style:parent-style-name="Table_20_Contents">
      <style:text-properties fo:font-size="14pt" officeooo:rsid="005f2cdf" officeooo:paragraph-rsid="005f2cdf" style:font-size-asian="14pt" style:font-size-complex="14pt"/>
    </style:style>
    <style:style style:name="P82" style:family="paragraph" style:parent-style-name="Table_20_Contents">
      <style:text-properties fo:font-size="14pt" fo:font-weight="normal" officeooo:rsid="0045c323" officeooo:paragraph-rsid="004e4f1c" style:font-size-asian="14pt" style:font-weight-asian="normal" style:font-size-complex="14pt" style:font-weight-complex="normal"/>
    </style:style>
    <style:style style:name="P83" style:family="paragraph" style:parent-style-name="Table_20_Contents">
      <style:text-properties fo:font-size="14pt" fo:font-weight="normal" officeooo:rsid="0045c323" officeooo:paragraph-rsid="00566914" style:font-size-asian="14pt" style:font-weight-asian="normal" style:font-size-complex="14pt" style:font-weight-complex="normal"/>
    </style:style>
    <style:style style:name="P84" style:family="paragraph" style:parent-style-name="Table_20_Contents">
      <style:text-properties fo:font-size="14pt" fo:font-weight="normal" officeooo:rsid="0045c323" officeooo:paragraph-rsid="0057a55c" style:font-size-asian="14pt" style:font-weight-asian="normal" style:font-size-complex="14pt" style:font-weight-complex="normal"/>
    </style:style>
    <style:style style:name="P85" style:family="paragraph" style:parent-style-name="Table_20_Contents">
      <style:text-properties fo:font-size="14pt" fo:font-weight="normal" officeooo:rsid="00817062" officeooo:paragraph-rsid="004e4f1c" style:font-size-asian="14pt" style:font-weight-asian="normal" style:font-size-complex="14pt" style:font-weight-complex="normal"/>
    </style:style>
    <style:style style:name="P86" style:family="paragraph" style:parent-style-name="Table_20_Contents">
      <style:text-properties fo:font-size="14pt" fo:font-weight="normal" officeooo:rsid="00817062" officeooo:paragraph-rsid="0053251d" style:font-size-asian="14pt" style:font-weight-asian="normal" style:font-size-complex="14pt" style:font-weight-complex="normal"/>
    </style:style>
    <style:style style:name="P87" style:family="paragraph" style:parent-style-name="Table_20_Contents">
      <style:text-properties fo:font-size="14pt" fo:font-weight="normal" officeooo:rsid="00817062" officeooo:paragraph-rsid="00566914" style:font-size-asian="14pt" style:font-weight-asian="normal" style:font-size-complex="14pt" style:font-weight-complex="normal"/>
    </style:style>
    <style:style style:name="P88" style:family="paragraph" style:parent-style-name="Table_20_Contents">
      <style:text-properties fo:font-size="14pt" fo:font-weight="normal" officeooo:rsid="00817062" officeooo:paragraph-rsid="0057a55c" style:font-size-asian="14pt" style:font-weight-asian="normal" style:font-size-complex="14pt" style:font-weight-complex="normal"/>
    </style:style>
    <style:style style:name="P89" style:family="paragraph" style:parent-style-name="Table_20_Contents">
      <style:text-properties fo:font-size="14pt" fo:font-weight="normal" officeooo:rsid="00817062" officeooo:paragraph-rsid="006098e9" style:font-size-asian="14pt" style:font-weight-asian="normal" style:font-size-complex="14pt" style:font-weight-complex="normal"/>
    </style:style>
    <style:style style:name="P90" style:family="paragraph" style:parent-style-name="Table_20_Contents">
      <style:text-properties fo:font-size="14pt" fo:font-weight="normal" officeooo:rsid="0082628f" officeooo:paragraph-rsid="004e4f1c" style:font-size-asian="14pt" style:font-weight-asian="normal" style:font-size-complex="14pt" style:font-weight-complex="normal"/>
    </style:style>
    <style:style style:name="P91" style:family="paragraph" style:parent-style-name="Table_20_Contents">
      <style:text-properties fo:font-size="14pt" fo:font-weight="normal" officeooo:rsid="0053251d" officeooo:paragraph-rsid="0053251d" style:font-size-asian="14pt" style:font-weight-asian="normal" style:font-size-complex="14pt" style:font-weight-complex="normal"/>
    </style:style>
    <style:style style:name="P92" style:family="paragraph" style:parent-style-name="Table_20_Contents">
      <style:text-properties fo:font-size="14pt" fo:font-weight="normal" officeooo:rsid="00478b44" officeooo:paragraph-rsid="0053251d" style:font-size-asian="14pt" style:font-weight-asian="normal" style:font-size-complex="14pt" style:font-weight-complex="normal"/>
    </style:style>
    <style:style style:name="P93" style:family="paragraph" style:parent-style-name="Table_20_Contents">
      <style:text-properties fo:font-size="14pt" fo:font-weight="normal" officeooo:rsid="00478b44" officeooo:paragraph-rsid="00558a05" style:font-size-asian="14pt" style:font-weight-asian="normal" style:font-size-complex="14pt" style:font-weight-complex="normal"/>
    </style:style>
    <style:style style:name="P94" style:family="paragraph" style:parent-style-name="Table_20_Contents">
      <style:text-properties fo:font-size="14pt" fo:font-weight="normal" officeooo:rsid="00478b44" officeooo:paragraph-rsid="004e4f1c" style:font-size-asian="14pt" style:font-weight-asian="normal" style:font-size-complex="14pt" style:font-weight-complex="normal"/>
    </style:style>
    <style:style style:name="P95" style:family="paragraph" style:parent-style-name="Table_20_Contents">
      <style:text-properties fo:font-size="14pt" fo:font-weight="normal" officeooo:rsid="00558a05" officeooo:paragraph-rsid="00558a05" style:font-size-asian="14pt" style:font-weight-asian="normal" style:font-size-complex="14pt" style:font-weight-complex="normal"/>
    </style:style>
    <style:style style:name="P96" style:family="paragraph" style:parent-style-name="Table_20_Contents">
      <style:text-properties fo:font-size="14pt" fo:font-weight="normal" officeooo:rsid="00566914" officeooo:paragraph-rsid="00566914" style:font-size-asian="14pt" style:font-weight-asian="normal" style:font-size-complex="14pt" style:font-weight-complex="normal"/>
    </style:style>
    <style:style style:name="P97" style:family="paragraph" style:parent-style-name="Table_20_Contents">
      <style:text-properties fo:font-size="14pt" fo:font-weight="normal" officeooo:rsid="0057a55c" officeooo:paragraph-rsid="0057a55c" style:font-size-asian="14pt" style:font-weight-asian="normal" style:font-size-complex="14pt" style:font-weight-complex="normal"/>
    </style:style>
    <style:style style:name="P98" style:family="paragraph" style:parent-style-name="Table_20_Contents">
      <style:text-properties fo:font-size="14pt" fo:font-weight="normal" officeooo:rsid="0057bcec" officeooo:paragraph-rsid="0057bcec" style:font-size-asian="14pt" style:font-weight-asian="normal" style:font-size-complex="14pt" style:font-weight-complex="normal"/>
    </style:style>
    <style:style style:name="P99" style:family="paragraph" style:parent-style-name="Table_20_Contents">
      <style:text-properties fo:font-size="14pt" fo:font-weight="normal" officeooo:rsid="0085426f" officeooo:paragraph-rsid="004e4f1c" style:font-size-asian="14pt" style:font-weight-asian="normal" style:font-size-complex="14pt" style:font-weight-complex="normal"/>
    </style:style>
    <style:style style:name="P100" style:family="paragraph" style:parent-style-name="Table_20_Contents">
      <style:text-properties style:font-name="Liberation Serif1" fo:font-size="14pt" fo:font-weight="normal" officeooo:rsid="0081c090" officeooo:paragraph-rsid="00558a05" style:font-name-asian="Liberation Serif1" style:font-size-asian="14pt" style:font-weight-asian="normal" style:font-name-complex="Liberation Serif1" style:font-size-complex="14pt" style:font-weight-complex="normal"/>
    </style:style>
    <style:style style:name="P101" style:family="paragraph" style:parent-style-name="Standard" style:list-style-name="L1">
      <style:text-properties officeooo:paragraph-rsid="005d5b82"/>
    </style:style>
    <style:style style:name="P102" style:family="paragraph" style:parent-style-name="Standard">
      <style:text-properties fo:font-size="14pt" officeooo:rsid="004e4f1c" officeooo:paragraph-rsid="0057bcec" style:font-size-asian="14pt" style:font-size-complex="14pt"/>
    </style:style>
    <style:style style:name="P103" style:family="paragraph" style:parent-style-name="Standard">
      <style:text-properties fo:font-size="14pt" officeooo:rsid="0019189b" officeooo:paragraph-rsid="0054fc81" style:font-size-asian="14pt" style:font-size-complex="14pt"/>
    </style:style>
    <style:style style:name="P104" style:family="paragraph" style:parent-style-name="Standard">
      <style:text-properties fo:font-size="14pt" officeooo:rsid="0060c4c5" officeooo:paragraph-rsid="0060c4c5" style:font-size-asian="14pt" style:font-size-complex="14pt"/>
    </style:style>
    <style:style style:name="P105" style:family="paragraph" style:parent-style-name="Standard">
      <style:text-properties fo:font-size="14pt" style:text-underline-style="solid" style:text-underline-width="auto" style:text-underline-color="font-color" fo:font-weight="bold" officeooo:rsid="004e4f1c" officeooo:paragraph-rsid="0060c4c5" style:font-size-asian="14pt" style:font-weight-asian="bold" style:font-size-complex="14pt" style:font-weight-complex="bold"/>
    </style:style>
    <style:style style:name="P106" style:family="paragraph" style:parent-style-name="Standard">
      <style:text-properties fo:font-size="14pt" fo:font-weight="bold" officeooo:rsid="0060c4c5" officeooo:paragraph-rsid="0060c4c5" style:font-size-asian="14pt" style:font-weight-asian="bold" style:font-size-complex="14pt" style:font-weight-complex="bold"/>
    </style:style>
    <style:style style:name="P107" style:family="paragraph" style:parent-style-name="Table_20_Contents">
      <style:text-properties fo:font-size="14pt" fo:font-weight="normal" officeooo:rsid="0060c4c5" officeooo:paragraph-rsid="0060c4c5" style:font-size-asian="14pt" style:font-weight-asian="normal" style:font-size-complex="14pt" style:font-weight-complex="normal"/>
    </style:style>
    <style:style style:name="T1" style:family="text">
      <style:text-properties officeooo:rsid="0016892c"/>
    </style:style>
    <style:style style:name="T2" style:family="text">
      <style:text-properties style:font-name="Liberation Serif1"/>
    </style:style>
    <style:style style:name="T3" style:family="text">
      <style:text-properties style:font-name="Liberation Serif1" officeooo:rsid="00334571"/>
    </style:style>
    <style:style style:name="T4" style:family="text">
      <style:text-properties style:font-name="Liberation Serif1" officeooo:rsid="0035b73d"/>
    </style:style>
    <style:style style:name="T5" style:family="text">
      <style:text-properties style:font-name="Liberation Serif1" officeooo:rsid="00369675"/>
    </style:style>
    <style:style style:name="T6" style:family="text">
      <style:text-properties style:font-name="Liberation Serif1" officeooo:rsid="00379fc8"/>
    </style:style>
    <style:style style:name="T7" style:family="text">
      <style:text-properties style:font-name="Liberation Serif1" style:font-name-asian="Liberation Serif1" style:font-name-complex="Liberation Serif1"/>
    </style:style>
    <style:style style:name="T8" style:family="text">
      <style:text-properties style:font-name="Liberation Serif1" officeooo:rsid="00806bc4" style:font-name-asian="Liberation Serif1" style:font-name-complex="Liberation Serif1"/>
    </style:style>
    <style:style style:name="T9" style:family="text">
      <style:text-properties style:font-name="Liberation Serif1" officeooo:rsid="00817062" style:font-name-asian="Liberation Serif1" style:font-name-complex="Liberation Serif1"/>
    </style:style>
    <style:style style:name="T10" style:family="text">
      <style:text-properties style:font-name="Liberation Serif1" officeooo:rsid="0081c090" style:font-name-asian="Liberation Serif1" style:font-name-complex="Liberation Serif1"/>
    </style:style>
    <style:style style:name="T11" style:family="text">
      <style:text-properties style:font-name="Liberation Serif1" officeooo:rsid="004fe67d" style:font-name-asian="Liberation Serif1" style:font-name-complex="Liberation Serif1"/>
    </style:style>
    <style:style style:name="T12" style:family="text">
      <style:text-properties style:font-name="Liberation Serif1" officeooo:rsid="005186a5" style:font-name-asian="Liberation Serif1" style:font-name-complex="Liberation Serif1"/>
    </style:style>
    <style:style style:name="T13" style:family="text">
      <style:text-properties style:font-name="Liberation Serif1" officeooo:rsid="0057a55c" style:font-name-asian="Liberation Serif1" style:font-name-complex="Liberation Serif1"/>
    </style:style>
    <style:style style:name="T14" style:family="text">
      <style:text-properties style:font-name="Liberation Serif1" fo:font-style="normal" style:font-name-asian="Liberation Serif1" style:font-style-asian="normal" style:font-name-complex="Liberation Serif1" style:font-style-complex="normal"/>
    </style:style>
    <style:style style:name="T15" style:family="text">
      <style:text-properties style:font-name="Liberation Serif1" fo:font-style="normal" officeooo:rsid="00806bc4" style:font-name-asian="Liberation Serif1" style:font-style-asian="normal" style:font-name-complex="Liberation Serif1" style:font-style-complex="normal"/>
    </style:style>
    <style:style style:name="T16" style:family="text">
      <style:text-properties style:font-name="Liberation Serif1" fo:font-style="normal" officeooo:rsid="004ea2fe" style:font-name-asian="Liberation Serif1" style:font-style-asian="normal" style:font-name-complex="Liberation Serif1" style:font-style-complex="normal"/>
    </style:style>
    <style:style style:name="T17" style:family="text">
      <style:text-properties style:font-name="Liberation Serif1" fo:font-style="normal" officeooo:rsid="0054fc81" style:font-name-asian="Liberation Serif1" style:font-style-asian="normal" style:font-name-complex="Liberation Serif1" style:font-style-complex="normal"/>
    </style:style>
    <style:style style:name="T18" style:family="text">
      <style:text-properties style:font-name="Liberation Serif1" fo:font-style="normal" officeooo:rsid="00558a05" style:font-name-asian="Liberation Serif1" style:font-style-asian="normal" style:font-name-complex="Liberation Serif1" style:font-style-complex="normal"/>
    </style:style>
    <style:style style:name="T19" style:family="text">
      <style:text-properties style:font-name="Liberation Serif1" fo:font-style="normal" officeooo:rsid="0057bcec" style:font-name-asian="Liberation Serif1" style:font-style-asian="normal" style:font-name-complex="Liberation Serif1" style:font-style-complex="normal"/>
    </style:style>
    <style:style style:name="T20" style:family="text">
      <style:text-properties style:font-name="Liberation Serif1" fo:font-style="normal" officeooo:rsid="005186a5" style:font-name-asian="Liberation Serif1" style:font-style-asian="normal" style:font-name-complex="Liberation Serif1" style:font-style-complex="normal"/>
    </style:style>
    <style:style style:name="T21" style:family="text">
      <style:text-properties style:font-name="Liberation Serif1" fo:font-style="normal" officeooo:rsid="0057a55c" style:font-name-asian="Liberation Serif1" style:font-style-asian="normal" style:font-name-complex="Liberation Serif1" style:font-style-complex="normal"/>
    </style:style>
    <style:style style:name="T22" style:family="text">
      <style:text-properties style:font-name="Liberation Serif1" fo:font-style="normal" officeooo:rsid="004fe67d" style:font-name-asian="Liberation Serif1" style:font-style-asian="normal" style:font-name-complex="Liberation Serif1" style:font-style-complex="normal"/>
    </style:style>
    <style:style style:name="T23" style:family="text">
      <style:text-properties style:font-name="Liberation Serif1" fo:font-style="normal" fo:font-weight="normal" officeooo:rsid="00806bc4" style:font-name-asian="Liberation Serif1" style:font-style-asian="normal" style:font-weight-asian="normal" style:font-name-complex="Liberation Serif1" style:font-style-complex="normal" style:font-weight-complex="normal"/>
    </style:style>
    <style:style style:name="T24" style:family="text">
      <style:text-properties style:font-name="Liberation Serif1" fo:font-style="normal" fo:font-weight="normal" officeooo:rsid="00558a05" style:font-name-asian="Liberation Serif1" style:font-style-asian="normal" style:font-weight-asian="normal" style:font-name-complex="Liberation Serif1" style:font-style-complex="normal" style:font-weight-complex="normal"/>
    </style:style>
    <style:style style:name="T25" style:family="text">
      <style:text-properties style:font-name="Liberation Serif1" fo:font-style="normal" fo:font-weight="normal" officeooo:rsid="0054fc81" style:font-name-asian="Liberation Serif1" style:font-style-asian="normal" style:font-weight-asian="normal" style:font-name-complex="Liberation Serif1" style:font-style-complex="normal" style:font-weight-complex="normal"/>
    </style:style>
    <style:style style:name="T26" style:family="text">
      <style:text-properties style:font-name="Liberation Serif1" fo:font-style="normal" fo:font-weight="normal" officeooo:rsid="005186a5" style:font-name-asian="Liberation Serif1" style:font-style-asian="normal" style:font-weight-asian="normal" style:font-name-complex="Liberation Serif1" style:font-style-complex="normal" style:font-weight-complex="normal"/>
    </style:style>
    <style:style style:name="T27" style:family="text">
      <style:text-properties style:font-name="Liberation Serif1" fo:font-style="normal" fo:font-weight="normal" officeooo:rsid="0057a55c" style:font-name-asian="Liberation Serif1" style:font-style-asian="normal" style:font-weight-asian="normal" style:font-name-complex="Liberation Serif1" style:font-style-complex="normal" style:font-weight-complex="normal"/>
    </style:style>
    <style:style style:name="T28" style:family="text">
      <style:text-properties style:font-name="Liberation Serif1" fo:font-style="normal" fo:font-weight="normal" style:font-style-asian="normal" style:font-weight-asian="normal" style:font-style-complex="normal" style:font-weight-complex="normal"/>
    </style:style>
    <style:style style:name="T29" style:family="text">
      <style:text-properties style:font-name="Liberation Serif1" fo:font-style="normal" fo:font-weight="normal" officeooo:rsid="0082628f" style:font-style-asian="normal" style:font-weight-asian="normal" style:font-style-complex="normal" style:font-weight-complex="normal"/>
    </style:style>
    <style:style style:name="T30" style:family="text">
      <style:text-properties style:font-name="Liberation Serif1" fo:font-style="normal" fo:font-weight="normal" officeooo:rsid="004d3bdb" style:font-style-asian="normal" style:font-weight-asian="normal" style:font-style-complex="normal" style:font-weight-complex="normal"/>
    </style:style>
    <style:style style:name="T31" style:family="text">
      <style:text-properties style:font-name="Liberation Serif1" fo:font-style="normal" fo:font-weight="normal" officeooo:rsid="005186a5" style:font-style-asian="normal" style:font-weight-asian="normal" style:font-style-complex="normal" style:font-weight-complex="normal"/>
    </style:style>
    <style:style style:name="T32" style:family="text">
      <style:text-properties style:font-name="Liberation Serif1" fo:font-style="normal" fo:font-weight="normal" officeooo:rsid="0053251d" style:font-style-asian="normal" style:font-weight-asian="normal" style:font-style-complex="normal" style:font-weight-complex="normal"/>
    </style:style>
    <style:style style:name="T33" style:family="text">
      <style:text-properties style:font-name="Liberation Serif1" fo:font-style="normal" fo:font-weight="normal" officeooo:rsid="0054fc81" style:font-style-asian="normal" style:font-weight-asian="normal" style:font-style-complex="normal" style:font-weight-complex="normal"/>
    </style:style>
    <style:style style:name="T34" style:family="text">
      <style:text-properties style:font-name="Liberation Serif1" fo:font-style="normal" fo:font-weight="normal" officeooo:rsid="004ea2fe" style:font-style-asian="normal" style:font-weight-asian="normal" style:font-style-complex="normal" style:font-weight-complex="normal"/>
    </style:style>
    <style:style style:name="T35" style:family="text">
      <style:text-properties style:font-name="Liberation Serif1" fo:font-style="normal" fo:font-weight="normal" officeooo:rsid="00558a05" style:font-style-asian="normal" style:font-weight-asian="normal" style:font-style-complex="normal" style:font-weight-complex="normal"/>
    </style:style>
    <style:style style:name="T36" style:family="text">
      <style:text-properties style:font-name="Liberation Serif1" fo:font-style="normal" fo:font-weight="normal" officeooo:rsid="00566914" style:font-style-asian="normal" style:font-weight-asian="normal" style:font-style-complex="normal" style:font-weight-complex="normal"/>
    </style:style>
    <style:style style:name="T37" style:family="text">
      <style:text-properties style:font-name="Liberation Serif1" fo:font-style="normal" fo:font-weight="normal" officeooo:rsid="0057a55c" style:font-style-asian="normal" style:font-weight-asian="normal" style:font-style-complex="normal" style:font-weight-complex="normal"/>
    </style:style>
    <style:style style:name="T38" style:family="text">
      <style:text-properties style:font-name="Liberation Serif1" fo:font-style="normal" fo:font-weight="normal" officeooo:rsid="004e4f1c" style:font-style-asian="normal" style:font-weight-asian="normal" style:font-style-complex="normal" style:font-weight-complex="normal"/>
    </style:style>
    <style:style style:name="T39" style:family="text">
      <style:text-properties style:font-name="Liberation Serif1" fo:font-style="normal" fo:font-weight="normal" officeooo:rsid="0057bcec" style:font-style-asian="normal" style:font-weight-asian="normal" style:font-style-complex="normal" style:font-weight-complex="normal"/>
    </style:style>
    <style:style style:name="T40" style:family="text">
      <style:text-properties style:font-name="Liberation Serif1" fo:font-style="normal" style:font-style-asian="normal" style:font-style-complex="normal"/>
    </style:style>
    <style:style style:name="T41" style:family="text">
      <style:text-properties style:font-name="Liberation Serif1" fo:font-style="normal" officeooo:rsid="004d3bdb" style:font-style-asian="normal" style:font-style-complex="normal"/>
    </style:style>
    <style:style style:name="T42" style:family="text">
      <style:text-properties style:font-name="Liberation Serif1" fo:font-style="normal" officeooo:rsid="004ea2fe" style:font-style-asian="normal" style:font-style-complex="normal"/>
    </style:style>
    <style:style style:name="T43" style:family="text">
      <style:text-properties style:font-name="Liberation Serif1" fo:font-style="normal" officeooo:rsid="004fe67d" style:font-style-asian="normal" style:font-style-complex="normal"/>
    </style:style>
    <style:style style:name="T44" style:family="text">
      <style:text-properties style:font-name="Liberation Serif1" fo:font-style="normal" officeooo:rsid="005186a5" style:font-style-asian="normal" style:font-style-complex="normal"/>
    </style:style>
    <style:style style:name="T45" style:family="text">
      <style:text-properties style:font-name="Liberation Serif1" fo:font-style="normal" officeooo:rsid="0053251d" style:font-style-asian="normal" style:font-style-complex="normal"/>
    </style:style>
    <style:style style:name="T46" style:family="text">
      <style:text-properties style:font-name="Liberation Serif1" fo:font-style="normal" officeooo:rsid="0054fc81" style:font-style-asian="normal" style:font-style-complex="normal"/>
    </style:style>
    <style:style style:name="T47" style:family="text">
      <style:text-properties style:font-name="Liberation Serif1" fo:font-style="normal" officeooo:rsid="00566914" style:font-style-asian="normal" style:font-style-complex="normal"/>
    </style:style>
    <style:style style:name="T48" style:family="text">
      <style:text-properties style:font-name="Liberation Serif1" fo:font-style="normal" officeooo:rsid="0057a55c" style:font-style-asian="normal" style:font-style-complex="normal"/>
    </style:style>
    <style:style style:name="T49" style:family="text">
      <style:text-properties style:font-name="Liberation Serif1" fo:font-style="normal" officeooo:rsid="0057bcec" style:font-style-asian="normal" style:font-style-complex="normal"/>
    </style:style>
    <style:style style:name="T50" style:family="text">
      <style:text-properties style:font-name="Liberation Serif1" fo:font-style="normal" officeooo:rsid="005e5662" style:font-style-asian="normal" style:font-style-complex="normal"/>
    </style:style>
    <style:style style:name="T51" style:family="text">
      <style:text-properties style:font-name="Liberation Serif1" fo:font-style="normal" officeooo:rsid="0060c4c5" style:font-style-asian="normal" style:font-style-complex="normal"/>
    </style:style>
    <style:style style:name="T52" style:family="text">
      <style:text-properties style:font-name="Liberation Serif1" fo:font-style="normal" officeooo:rsid="0045c323" style:font-style-asian="normal" style:font-style-complex="normal"/>
    </style:style>
    <style:style style:name="T53" style:family="text">
      <style:text-properties style:font-name="Liberation Serif1" fo:font-style="normal" style:font-name-asian="WenQuanYi Micro Hei" style:font-style-asian="normal" style:font-name-complex="Lohit Hindi" style:font-style-complex="normal"/>
    </style:style>
    <style:style style:name="T54" style:family="text">
      <style:text-properties style:font-name="Liberation Serif1" fo:font-style="normal" officeooo:rsid="004fe67d" style:font-name-asian="WenQuanYi Micro Hei" style:font-style-asian="normal" style:font-name-complex="Lohit Hindi" style:font-style-complex="normal"/>
    </style:style>
    <style:style style:name="T55" style:family="text">
      <style:text-properties style:font-name="Liberation Serif1" fo:font-style="normal" officeooo:rsid="004d3bdb" style:font-name-asian="WenQuanYi Micro Hei" style:font-style-asian="normal" style:font-name-complex="Lohit Hindi" style:font-style-complex="normal"/>
    </style:style>
    <style:style style:name="T56" style:family="text">
      <style:text-properties style:font-name="Liberation Serif1" fo:font-style="normal" officeooo:rsid="00566914" style:font-name-asian="WenQuanYi Micro Hei" style:font-style-asian="normal" style:font-name-complex="Lohit Hindi" style:font-style-complex="normal"/>
    </style:style>
    <style:style style:name="T57" style:family="text">
      <style:text-properties style:font-name="Liberation Serif1" fo:font-style="normal" style:text-underline-style="solid" style:text-underline-width="auto" style:text-underline-color="font-color" fo:font-weight="bold" officeooo:rsid="004fe67d" style:font-name-asian="WenQuanYi Micro Hei" style:font-style-asian="normal" style:font-weight-asian="bold" style:font-name-complex="Lohit Hindi" style:font-style-complex="normal" style:font-weight-complex="bold"/>
    </style:style>
    <style:style style:name="T58" style:family="text">
      <style:text-properties style:font-name="Liberation Serif1" fo:font-style="normal" style:text-underline-style="none" fo:font-weight="normal" style:font-name-asian="WenQuanYi Micro Hei" style:font-style-asian="normal" style:font-weight-asian="normal" style:font-name-complex="Lohit Hindi" style:font-style-complex="normal" style:font-weight-complex="normal"/>
    </style:style>
    <style:style style:name="T59" style:family="text">
      <style:text-properties style:font-name="Liberation Serif1" fo:font-style="normal" style:text-underline-style="none" fo:font-weight="normal" officeooo:rsid="004fe67d" style:font-name-asian="WenQuanYi Micro Hei" style:font-style-asian="normal" style:font-weight-asian="normal" style:font-name-complex="Lohit Hindi" style:font-style-complex="normal" style:font-weight-complex="normal"/>
    </style:style>
    <style:style style:name="T60" style:family="text">
      <style:text-properties style:font-name="Liberation Serif1" fo:font-style="normal" style:text-underline-style="none" fo:font-weight="normal" officeooo:rsid="004d3bdb" style:font-name-asian="WenQuanYi Micro Hei" style:font-style-asian="normal" style:font-weight-asian="normal" style:font-name-complex="Lohit Hindi" style:font-style-complex="normal" style:font-weight-complex="normal"/>
    </style:style>
    <style:style style:name="T61" style:family="text">
      <style:text-properties style:font-name="Liberation Serif1" fo:font-style="normal" style:text-underline-style="none" fo:font-weight="normal" officeooo:rsid="0053251d" style:font-name-asian="WenQuanYi Micro Hei" style:font-style-asian="normal" style:font-weight-asian="normal" style:font-name-complex="Lohit Hindi" style:font-style-complex="normal" style:font-weight-complex="normal"/>
    </style:style>
    <style:style style:name="T62" style:family="text">
      <style:text-properties style:font-name="Liberation Serif1" fo:font-style="normal" style:text-underline-style="none" fo:font-weight="normal" officeooo:rsid="0053251d" style:font-style-asian="normal" style:font-weight-asian="normal" style:font-style-complex="normal" style:font-weight-complex="normal"/>
    </style:style>
    <style:style style:name="T63" style:family="text">
      <style:text-properties style:font-name="Liberation Serif1" fo:font-style="normal" fo:font-weight="bold" style:font-style-asian="normal" style:font-weight-asian="bold" style:font-style-complex="normal" style:font-weight-complex="bold"/>
    </style:style>
    <style:style style:name="T64" style:family="text">
      <style:text-properties style:font-name="Liberation Serif1" fo:font-style="normal" fo:font-weight="bold" officeooo:rsid="0053251d" style:font-style-asian="normal" style:font-weight-asian="bold" style:font-style-complex="normal" style:font-weight-complex="bold"/>
    </style:style>
    <style:style style:name="T65" style:family="text">
      <style:text-properties style:font-name="Liberation Serif1" fo:font-style="italic" fo:font-weight="normal" style:font-style-asian="italic" style:font-weight-asian="normal" style:font-style-complex="italic" style:font-weight-complex="normal"/>
    </style:style>
    <style:style style:name="T66" style:family="text">
      <style:text-properties style:font-name="Liberation Serif1" fo:font-style="italic" fo:font-weight="normal" officeooo:rsid="005186a5" style:font-style-asian="italic" style:font-weight-asian="normal" style:font-style-complex="italic" style:font-weight-complex="normal"/>
    </style:style>
    <style:style style:name="T67" style:family="text">
      <style:text-properties style:font-name="Liberation Serif1" fo:font-style="italic" fo:font-weight="normal" officeooo:rsid="0053251d" style:font-style-asian="italic" style:font-weight-asian="normal" style:font-style-complex="italic" style:font-weight-complex="normal"/>
    </style:style>
    <style:style style:name="T68" style:family="text">
      <style:text-properties style:font-name="Liberation Serif1" officeooo:rsid="005d12fd"/>
    </style:style>
    <style:style style:name="T69" style:family="text">
      <style:text-properties style:font-name="Liberation Serif1" officeooo:rsid="005d5b82"/>
    </style:style>
    <style:style style:name="T70" style:family="text">
      <style:text-properties style:font-name="Liberation Serif1" fo:font-size="14pt" officeooo:rsid="00379fc8" style:font-size-asian="14pt" style:font-size-complex="14pt"/>
    </style:style>
    <style:style style:name="T71" style:family="text">
      <style:text-properties style:font-name="Liberation Serif1" fo:font-size="14pt" officeooo:rsid="005d5b82" style:font-size-asian="14pt" style:font-size-complex="14pt"/>
    </style:style>
    <style:style style:name="T72" style:family="text">
      <style:text-properties style:font-name="Liberation Serif1" fo:font-size="14pt" officeooo:rsid="00369675" style:font-size-asian="14pt" style:font-size-complex="14pt"/>
    </style:style>
    <style:style style:name="T73" style:family="text">
      <style:text-properties style:font-name="Liberation Serif1" officeooo:rsid="005e5662"/>
    </style:style>
    <style:style style:name="T74" style:family="text">
      <style:text-properties officeooo:rsid="00334571"/>
    </style:style>
    <style:style style:name="T75" style:family="text">
      <style:text-properties officeooo:rsid="0035b73d"/>
    </style:style>
    <style:style style:name="T76" style:family="text">
      <style:text-properties officeooo:rsid="00369675"/>
    </style:style>
    <style:style style:name="T77" style:family="text">
      <style:text-properties style:font-name="Liberation Serif" fo:font-style="normal" style:font-style-asian="normal" style:font-style-complex="normal"/>
    </style:style>
    <style:style style:name="T78" style:family="text">
      <style:text-properties style:font-name="Liberation Serif" fo:font-style="normal" officeooo:rsid="004d4b66" style:font-style-asian="normal" style:font-style-complex="normal"/>
    </style:style>
    <style:style style:name="T79" style:family="text">
      <style:text-properties officeooo:rsid="00441284"/>
    </style:style>
    <style:style style:name="T80" style:family="text">
      <style:text-properties officeooo:rsid="0045c323"/>
    </style:style>
    <style:style style:name="T81" style:family="text">
      <style:text-properties fo:font-style="normal" style:font-style-asian="normal" style:font-style-complex="normal"/>
    </style:style>
    <style:style style:name="T82" style:family="text">
      <style:text-properties officeooo:rsid="004bfd6c"/>
    </style:style>
    <style:style style:name="T83" style:family="text">
      <style:text-properties officeooo:rsid="004d3bdb"/>
    </style:style>
    <style:style style:name="T84" style:family="text">
      <style:text-properties officeooo:rsid="004e4f1c"/>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053251d" style:font-weight-asian="bold" style:font-weight-complex="bold"/>
    </style:style>
    <style:style style:name="T87" style:family="text">
      <style:text-properties style:text-underline-style="solid" style:text-underline-width="auto" style:text-underline-color="font-color" fo:font-weight="bold" officeooo:rsid="004fe67d" style:font-weight-asian="bold" style:font-weight-complex="bold"/>
    </style:style>
    <style:style style:name="T88" style:family="text">
      <style:text-properties style:text-underline-style="solid" style:text-underline-width="auto" style:text-underline-color="font-color" fo:font-weight="bold" officeooo:rsid="00558a05" style:font-weight-asian="bold" style:font-weight-complex="bold"/>
    </style:style>
    <style:style style:name="T89" style:family="text">
      <style:text-properties style:text-underline-style="none"/>
    </style:style>
    <style:style style:name="T90" style:family="text">
      <style:text-properties style:text-underline-style="none" fo:font-weight="normal" style:font-weight-asian="normal" style:font-weight-complex="normal"/>
    </style:style>
    <style:style style:name="T91" style:family="text">
      <style:text-properties officeooo:rsid="0085426f"/>
    </style:style>
    <style:style style:name="T92" style:family="text">
      <style:text-properties officeooo:rsid="00478b44"/>
    </style:style>
    <style:style style:name="T93" style:family="text">
      <style:text-properties officeooo:rsid="004fe67d"/>
    </style:style>
    <style:style style:name="T94" style:family="text">
      <style:text-properties officeooo:rsid="005186a5"/>
    </style:style>
    <style:style style:name="T95" style:family="text">
      <style:text-properties officeooo:rsid="0053251d"/>
    </style:style>
    <style:style style:name="T96" style:family="text">
      <style:text-properties style:text-position="super 58%" style:font-name="Liberation Serif1" fo:font-style="normal" officeooo:rsid="0053251d" style:font-style-asian="normal" style:font-style-complex="normal"/>
    </style:style>
    <style:style style:name="T97" style:family="text">
      <style:text-properties officeooo:rsid="0054fc81"/>
    </style:style>
    <style:style style:name="T98" style:family="text">
      <style:text-properties officeooo:rsid="00566914"/>
    </style:style>
    <style:style style:name="T99" style:family="text">
      <style:text-properties officeooo:rsid="0057a55c"/>
    </style:style>
    <style:style style:name="T100" style:family="text">
      <style:text-properties officeooo:rsid="0057bcec"/>
    </style:style>
    <style:style style:name="T101" style:family="text">
      <style:text-properties officeooo:rsid="005b2e9c"/>
    </style:style>
    <style:style style:name="T102" style:family="text">
      <style:text-properties officeooo:rsid="005d12fd"/>
    </style:style>
    <style:style style:name="T103" style:family="text">
      <style:text-properties officeooo:rsid="005d5b82"/>
    </style:style>
    <style:style style:name="T104" style:family="text">
      <style:text-properties officeooo:rsid="005e5662"/>
    </style:style>
    <style:style style:name="T105" style:family="text">
      <style:text-properties officeooo:rsid="006098e9"/>
    </style:style>
    <style:style style:name="T10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Meataxe-64<text:span text:style-name="T74"> - zem1</text:span></text:p>
      <text:p text:style-name="P50"><text:span text:style-name="T1">Elementary Matrix Operations</text:span>.</text:p>
      <text:p text:style-name="P49">Richard Parker <text:span text:style-name="T104">9</text:span>.<text:span text:style-name="T74">4</text:span>.201<text:span text:style-name="T79">9</text:span></text:p>
      <text:p text:style-name="P1"/>
      <text:p text:style-name="P51">Section 1 – Introduction</text:p>
      <text:p text:style-name="P2"/>
      <text:p text:style-name="P14">This document <text:span text:style-name="T101">describes the "zem1" program, that factorizes </text:span>a matrix <text:span text:style-name="T83">M </text:span>as a product of <text:span text:style-name="T82">"</text:span>elementary<text:span text:style-name="T82">"</text:span> operations<text:span text:style-name="T101">. <text:s/>More specifically, since M may have more rows than it has columns, <text:s/>we find a sequence of elementary operations that reduce M to the matrix J, which is the same shape as M but consists of the identity matrix followed by zero rows. <text:s/>It is aimed at the linear functions operations needed - for both Extraction and Assembly - in the Albrecht-style matrix multiplication in fields of non-prime order.</text:span></text:p>
      <text:p text:style-name="P14"/>
      <text:p text:style-name="P34">The absolutely best sequence involves a huge search space. <text:s/>Zem1 looks only for sequences where the number of non-zero vectors is (weakly) monotonic throughout. <text:s/>It is interesting to conjecture how one might set about looking for sequences that do not obey this restriction, and hopefully further programs zem2, zem3 etc. may be produced in the fullness of time, but for now, the restriction applies. <text:s/>In the case of a square matrix M, for example, this corresponds to the idea that we do not have any spare registers to hold rows that we make that we might want later.</text:p>
      <text:p text:style-name="P34"/>
      <text:p text:style-name="P34">Even with this restriction, there remains a question as to what operations are "elementary". <text:s/>In this, the first version of zem1, I will restrict my attention to those that exist, in Dfmt, in meataxe64. <text:s/>They are perhaps a little idiosynchratic. <text:s/>These consist of data movement, and the four vector arithmetic operations DSMad, DSMul, DAdd and DSub, where DSMad (Dfmt Scalar multiply-and-add) computes R2 += <text:span text:style-name="T41">λ</text:span><text:span text:style-name="T40">R1, DSMul (Dfmt Scalar Multiply) computes R1 = </text:span><text:s/><text:span text:style-name="T41">λ</text:span><text:span text:style-name="T40">R1, and the other two are three-operand routines (Add and Subtract) where the answer may be </text:span><text:span text:style-name="T50">in </text:span><text:span text:style-name="T40">different</text:span><text:span text:style-name="T50"> position</text:span><text:span text:style-name="T40"> from both of the inputs.</text:span></text:p>
      <text:p text:style-name="P11"/>
      <text:p text:style-name="P15"><text:span text:style-name="T104">T</text:span>he zem<text:span text:style-name="T104">1</text:span> program<text:span text:style-name="T104">, then,</text:span> reads in a matrix, which must have at least as many rows as it has columns, and performs a beam search to find a path to the 'J' matrix (the identity matrix followed by some zero rows) consisting of elementary steps of minimum cost. <text:s/>The cost of each step is another input, where a cost of 100 means that the step is not allowed at all.<text:span text:style-name="T104"> <text:s/>In the following description, each step has three descriptions - what is done to reduce M to J (zem), how to convert J into M (Extract) and what must be done to linear forms to reduce them to J (Assemble). </text:span></text:p>
      <text:p text:style-name="P16"/>
      <text:p text:style-name="P17">There are two different uses of the resulting program, and in general the costs must be changed to reflect the usage. <text:s/>In the "Extract" direction, the program is used to convert the J matrix into the given matrix M, which involves increasing the number of vectors. <text:s/>Hence (in the Dfmt case anyway) the three-register case of DAdd and <text:soft-page-break/>DSub are <text:span text:style-name="T104">ideally </text:span>used to increast the number of vectors holding valid data<text:span text:style-name="T104">, although "move" (Op=8) may also be used</text:span>. <text:s/>In the "Assemble" direction, however, the M matrix is converted into J, and it <text:span text:style-name="T104">is necessary to </text:span>note the last use of a vector (so that it is<text:span text:style-name="T102"> then</text:span> "trashed")<text:span text:style-name="T104"> as the information makes a different in the Extract direction. <text:s/>Zem1 does not re-use the trashed vector slots, but later programs may.</text:span></text:p>
      <text:p text:style-name="P17"/>
      <text:p text:style-name="P36">In principle, there is no limit to the number of matrices that one might consider "elementary". <text:s/>For example one could implement a function that sets . . . </text:p>
      <text:p text:style-name="P36"/>
      <text:p text:style-name="P17"><text:span text:style-name="T81">A = B - C + </text:span><text:span text:style-name="T40">λ</text:span><text:span text:style-name="T77">D</text:span></text:p>
      <text:p text:style-name="P70"/>
      <text:p text:style-name="P70">and indeed the use of such a thing would probably make a noticeable improvement to the runtime, particularly in moderate characteristics, but this is not considered here.<text:span text:style-name="T104"> <text:s/>Zem1 only uses the elementary matrices as implemented in Dfmt.</text:span> </text:p>
      <text:p text:style-name="P71"/>
      <text:p text:style-name="P18"><text:span text:style-name="T78">T</text:span><text:span text:style-name="T77">o summarize, here is a table showing the implemented operations.</text:span></text:p>
      <text:p text:style-name="P7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75">Op</text:p>
          </table:table-cell>
          <table:table-cell table:style-name="Table3.A1" office:value-type="string">
            <text:p text:style-name="P75">prog</text:p>
          </table:table-cell>
          <table:table-cell table:style-name="Table3.A1" office:value-type="string">
            <text:p text:style-name="P76">Test<text:span text:style-name="T91">s and actions</text:span></text:p>
          </table:table-cell>
          <table:table-cell table:style-name="Table3.A1" office:value-type="string">
            <text:p text:style-name="P76">Extract</text:p>
          </table:table-cell>
          <table:table-cell table:style-name="Table3.E1" office:value-type="string">
            <text:p text:style-name="P76">Assemble</text:p>
          </table:table-cell>
        </table:table-row>
        <table:table-row>
          <table:table-cell table:style-name="Table3.A2" office:value-type="string">
            <text:p text:style-name="P81"><text:s/>0</text:p>
          </table:table-cell>
          <table:table-cell table:style-name="Table3.A2" office:value-type="string">
            <text:p text:style-name="P81">none</text:p>
          </table:table-cell>
          <table:table-cell table:style-name="Table3.A2" office:value-type="string">
            <text:p text:style-name="P81">End of program</text:p>
          </table:table-cell>
          <table:table-cell table:style-name="Table3.A2" office:value-type="string">
            <text:p text:style-name="P81">End of program</text:p>
          </table:table-cell>
          <table:table-cell table:style-name="Table3.E2" office:value-type="string">
            <text:p text:style-name="P81">End of program</text:p>
          </table:table-cell>
        </table:table-row>
        <table:table-row>
          <table:table-cell table:style-name="Table3.A2" office:value-type="string">
            <text:p text:style-name="P76"><text:span text:style-name="T91"><text:s/></text:span>1</text:p>
          </table:table-cell>
          <table:table-cell table:style-name="Table3.A2" office:value-type="string">
            <text:p text:style-name="P73"><text:span text:style-name="T41">λ</text:span> R1 R2</text:p>
          </table:table-cell>
          <table:table-cell table:style-name="Table3.A2" office:value-type="string">
            <text:p text:style-name="P77">R2 <text:span text:style-name="T8">−</text:span><text:span text:style-name="T92">=</text:span> <text:span text:style-name="T41">λ</text:span>R1<text:span text:style-name="T93"> <text:s/></text:span><text:span text:style-name="T41">λ</text:span><text:span text:style-name="T22">≠</text:span><text:span text:style-name="T54">±1</text:span></text:p>
          </table:table-cell>
          <table:table-cell table:style-name="Table3.A2" office:value-type="string">
            <text:p text:style-name="P73">R2 <text:span text:style-name="T9">+</text:span>= <text:span text:style-name="T41">λ</text:span><text:span text:style-name="T83">.</text:span>R1</text:p>
          </table:table-cell>
          <table:table-cell table:style-name="Table3.E2" office:value-type="string">
            <text:p text:style-name="P78">R1 += <text:span text:style-name="T41">λ</text:span><text:span text:style-name="T83">.</text:span>R2</text:p>
          </table:table-cell>
        </table:table-row>
        <table:table-row>
          <table:table-cell table:style-name="Table3.A2" office:value-type="string">
            <text:p text:style-name="P80"><text:s/>2</text:p>
          </table:table-cell>
          <table:table-cell table:style-name="Table3.A2" office:value-type="string">
            <text:p text:style-name="P80">R1 R2</text:p>
          </table:table-cell>
          <table:table-cell table:style-name="Table3.A2" office:value-type="string">
            <text:p text:style-name="P80">R2 <text:span text:style-name="T8">−</text:span><text:span text:style-name="T92">= R1</text:span></text:p>
          </table:table-cell>
          <table:table-cell table:style-name="Table3.A2" office:value-type="string">
            <text:p text:style-name="P74">R2 <text:span text:style-name="T9">+</text:span>= R1</text:p>
          </table:table-cell>
          <table:table-cell table:style-name="Table3.E2" office:value-type="string">
            <text:p text:style-name="P79">R1 += R2</text:p>
          </table:table-cell>
        </table:table-row>
        <table:table-row>
          <table:table-cell table:style-name="Table3.A2" office:value-type="string">
            <text:p text:style-name="P80"><text:s/>3</text:p>
          </table:table-cell>
          <table:table-cell table:style-name="Table3.A2" office:value-type="string">
            <text:p text:style-name="P80">R1 R2</text:p>
          </table:table-cell>
          <table:table-cell table:style-name="Table3.A2" office:value-type="string">
            <text:p text:style-name="P77">R2 <text:span text:style-name="T11">+</text:span><text:span text:style-name="T92">=</text:span> R1</text:p>
          </table:table-cell>
          <table:table-cell table:style-name="Table3.A2" office:value-type="string">
            <text:p text:style-name="P80">R2 <text:span text:style-name="T8">−</text:span><text:span text:style-name="T92">= R1</text:span></text:p>
          </table:table-cell>
          <table:table-cell table:style-name="Table3.E2" office:value-type="string">
            <text:p text:style-name="P80">R1 <text:span text:style-name="T8">−</text:span><text:span text:style-name="T92">= R</text:span>2</text:p>
          </table:table-cell>
        </table:table-row>
        <table:table-row>
          <table:table-cell table:style-name="Table3.A2" office:value-type="string">
            <text:p text:style-name="P99"><text:s/>4</text:p>
          </table:table-cell>
          <table:table-cell table:style-name="Table3.A2" office:value-type="string">
            <text:p text:style-name="P82"><text:span text:style-name="T41">λ</text:span> R1</text:p>
          </table:table-cell>
          <table:table-cell table:style-name="Table3.A2" office:value-type="string">
            <text:p text:style-name="P90">R1 = R1/<text:span text:style-name="T41">λ</text:span></text:p>
          </table:table-cell>
          <table:table-cell table:style-name="Table3.A2" office:value-type="string">
            <text:p text:style-name="P82">R1 *= <text:span text:style-name="T41">λ</text:span></text:p>
          </table:table-cell>
          <table:table-cell table:style-name="Table3.E2" office:value-type="string">
            <text:p text:style-name="P85">R1 *= <text:span text:style-name="T41">λ</text:span></text:p>
          </table:table-cell>
        </table:table-row>
        <table:table-row>
          <table:table-cell table:style-name="Table3.A2" office:value-type="string">
            <text:p text:style-name="P91"><text:s/>5</text:p>
          </table:table-cell>
          <table:table-cell table:style-name="Table3.A2" office:value-type="string">
            <text:p text:style-name="P91">R1 R2 R3</text:p>
          </table:table-cell>
          <table:table-cell table:style-name="Table3.A2" office:value-type="string">
            <text:p text:style-name="P92">R3<text:span text:style-name="T8">−</text:span>=(R1+R2). <text:s/>R3==0</text:p>
          </table:table-cell>
          <table:table-cell table:style-name="Table3.A2" office:value-type="string">
            <text:p text:style-name="P92">R3=R1+R2</text:p>
          </table:table-cell>
          <table:table-cell table:style-name="Table3.E2" office:value-type="string">
            <text:p text:style-name="P86">R1+=R3,R2+=R3,</text:p>
            <text:p text:style-name="P86">trash R3</text:p>
          </table:table-cell>
        </table:table-row>
        <table:table-row>
          <table:table-cell table:style-name="Table3.A2" office:value-type="string">
            <text:p text:style-name="P95"><text:s/>6</text:p>
          </table:table-cell>
          <table:table-cell table:style-name="Table3.A2" office:value-type="string">
            <text:p text:style-name="P93">R1 R2 R3</text:p>
          </table:table-cell>
          <table:table-cell table:style-name="Table3.A2" office:value-type="string">
            <text:p text:style-name="P93">R3+=(R2<text:span text:style-name="T8">−</text:span>R1). <text:s/>R3==0</text:p>
          </table:table-cell>
          <table:table-cell table:style-name="Table3.A2" office:value-type="string">
            <text:p text:style-name="P93">R3=R1<text:span text:style-name="T8">−</text:span>R2</text:p>
          </table:table-cell>
          <table:table-cell table:style-name="Table3.E2" office:value-type="string">
            <text:p text:style-name="P89">R1<text:span text:style-name="T105">+</text:span><text:span text:style-name="T7">=R3</text:span><text:span text:style-name="T10">,R2</text:span><text:span text:style-name="T8">−</text:span><text:span text:style-name="T10">=R3,</text:span></text:p>
            <text:p text:style-name="P100">trash R3</text:p>
          </table:table-cell>
        </table:table-row>
        <table:table-row>
          <table:table-cell table:style-name="Table3.A2" office:value-type="string">
            <text:p text:style-name="P96"><text:s/>7</text:p>
          </table:table-cell>
          <table:table-cell table:style-name="Table3.A2" office:value-type="string">
            <text:p text:style-name="P83"><text:span text:style-name="T41">λ</text:span> R1 R2</text:p>
          </table:table-cell>
          <table:table-cell table:style-name="Table3.A2" office:value-type="string">
            <text:p text:style-name="P83">R2<text:span text:style-name="T8">−</text:span>=<text:span text:style-name="T41">λ</text:span>R1,<text:span text:style-name="T98"> </text:span><text:span text:style-name="T41">λ</text:span><text:span text:style-name="T22">≠</text:span><text:span text:style-name="T54">±1</text:span><text:span text:style-name="T56">, <text:s/></text:span><text:span text:style-name="T53">R2==0</text:span></text:p>
          </table:table-cell>
          <table:table-cell table:style-name="Table3.A2" office:value-type="string">
            <text:p text:style-name="P83">R2 = <text:span text:style-name="T41">λ</text:span><text:span text:style-name="T83">.</text:span>R1</text:p>
          </table:table-cell>
          <table:table-cell table:style-name="Table3.E2" office:value-type="string">
            <text:p text:style-name="P87">R1 += <text:span text:style-name="T41">λ</text:span><text:span text:style-name="T83">.</text:span>R2<text:span text:style-name="T98">, trash R2</text:span></text:p>
          </table:table-cell>
        </table:table-row>
        <table:table-row>
          <table:table-cell table:style-name="Table3.A2" office:value-type="string">
            <text:p text:style-name="P97"><text:s/>8</text:p>
          </table:table-cell>
          <table:table-cell table:style-name="Table3.A2" office:value-type="string">
            <text:p text:style-name="P84">R1 R2</text:p>
          </table:table-cell>
          <table:table-cell table:style-name="Table3.A2" office:value-type="string">
            <text:p text:style-name="P84">R2<text:span text:style-name="T8">−</text:span>=R1<text:span text:style-name="T56">, <text:s/></text:span><text:span text:style-name="T53">R2==0</text:span></text:p>
          </table:table-cell>
          <table:table-cell table:style-name="Table3.A2" office:value-type="string">
            <text:p text:style-name="P84">R2 =<text:span text:style-name="T99"> </text:span>R1</text:p>
          </table:table-cell>
          <table:table-cell table:style-name="Table3.E2" office:value-type="string">
            <text:p text:style-name="P88">R1 += R2<text:span text:style-name="T98">, trash R2</text:span></text:p>
          </table:table-cell>
        </table:table-row>
        <table:table-row>
          <table:table-cell table:style-name="Table3.A2" office:value-type="string">
            <text:p text:style-name="P97"><text:s/>9</text:p>
          </table:table-cell>
          <table:table-cell table:style-name="Table3.A2" office:value-type="string">
            <text:p text:style-name="P84">R1 R2</text:p>
          </table:table-cell>
          <table:table-cell table:style-name="Table3.A2" office:value-type="string">
            <text:p text:style-name="P84">R2<text:span text:style-name="T13">+</text:span>=R1,<text:span text:style-name="T56"> </text:span><text:span text:style-name="T53">R2==0</text:span></text:p>
          </table:table-cell>
          <table:table-cell table:style-name="Table3.A2" office:value-type="string">
            <text:p text:style-name="P84">R2 = <text:span text:style-name="T8">−</text:span>R1</text:p>
          </table:table-cell>
          <table:table-cell table:style-name="Table3.E2" office:value-type="string">
            <text:p text:style-name="P88">R1 <text:span text:style-name="T8">−</text:span>= R2<text:span text:style-name="T98">, trash R2</text:span></text:p>
          </table:table-cell>
        </table:table-row>
        <table:table-row>
          <table:table-cell table:style-name="Table3.A2" office:value-type="string">
            <text:p text:style-name="P98">10</text:p>
          </table:table-cell>
          <table:table-cell table:style-name="Table3.A2" office:value-type="string">
            <text:p text:style-name="P94">R1 R2</text:p>
          </table:table-cell>
          <table:table-cell table:style-name="Table3.A2" office:value-type="string">
            <text:p text:style-name="P94">Swap R1 and R2</text:p>
          </table:table-cell>
          <table:table-cell table:style-name="Table3.A2" office:value-type="string">
            <text:p text:style-name="P94">Swap R1 and R2</text:p>
          </table:table-cell>
          <table:table-cell table:style-name="Table3.E2" office:value-type="string">
            <text:p text:style-name="P94">Swap R1 and R2</text:p>
          </table:table-cell>
        </table:table-row>
        <table:table-row>
          <table:table-cell table:style-name="Table3.A2" office:value-type="string">
            <text:p text:style-name="P107">11</text:p>
          </table:table-cell>
          <table:table-cell table:style-name="Table3.A2" office:value-type="string">
            <text:p text:style-name="P107">R1 R2</text:p>
          </table:table-cell>
          <table:table-cell table:style-name="Table3.A2" office:value-type="string">
            <text:p text:style-name="P107">R1==0 R1=R2 R2=0</text:p>
          </table:table-cell>
          <table:table-cell table:style-name="Table3.A2" office:value-type="string">
            <text:p text:style-name="P107">R2 = R1 trash</text:p>
          </table:table-cell>
          <table:table-cell table:style-name="Table3.E2" office:value-type="string">
            <text:p text:style-name="P107">R1 = R2 trash</text:p>
          </table:table-cell>
        </table:table-row>
      </table:table>
      <text:p text:style-name="P12"/>
      <text:p text:style-name="P55">Section <text:span text:style-name="T84">2</text:span> – <text:span text:style-name="T84">The Operations in detail.</text:span></text:p>
      <text:p text:style-name="P28"/>
      <text:p text:style-name="P44">Code<text:span text:style-name="T94"> <text:s/></text:span><text:s/><text:span text:style-name="T94">[ </text:span>1 <text:span text:style-name="T41">λ</text:span><text:span text:style-name="T80"> R1 R2 ] <text:s/></text:span><text:s/><text:span text:style-name="T41">λ</text:span><text:span text:style-name="T22">≠</text:span><text:span text:style-name="T20">0,</text:span><text:span text:style-name="T54">±1. <text:s/></text:span>DSMad.</text:p>
      <text:p text:style-name="P18"/>
      <text:p text:style-name="P20">This is the most important and common of the operations.<text:span text:style-name="T93"> <text:s/>Notice that </text:span><text:span text:style-name="T41">λ</text:span><text:span text:style-name="T43"> is never 1 or </text:span><text:span text:style-name="T15">−</text:span><text:span text:style-name="T40">1</text:span><text:span text:style-name="T43"> in this case, as these are cases 2 and 3 respectively, so that addition and subtraction can be given different implementations and costs for optimization.</text:span></text:p>
      <text:p text:style-name="P37"><text:span text:style-name="T40">zem</text:span><text:span text:style-name="T28"> </text:span><text:span text:style-name="T65">subtracts</text:span><text:span text:style-name="T28"> </text:span><text:span text:style-name="T30">λ</text:span><text:span text:style-name="T29">R1</text:span><text:span text:style-name="T28"> from R2, whereas </text:span><text:span text:style-name="T40">Extract</text:span><text:span text:style-name="T28"> adds </text:span><text:span text:style-name="T30">λ</text:span><text:span text:style-name="T29">R1</text:span><text:span text:style-name="T28"> to R2 and </text:span><text:span text:style-name="T40">Assemble</text:span><text:span text:style-name="T28"> adds <text:s/></text:span><text:soft-page-break/><text:span text:style-name="T30">λ</text:span><text:span text:style-name="T29">R</text:span><text:span text:style-name="T28">2 to R1.</text:span></text:p>
      <text:p text:style-name="P18">The matrices are . . .</text:p>
      <text:p text:style-name="P18"/>
      <text:p text:style-name="P19">zem<text:tab/>1 <text:s text:c="2"/><text:span text:style-name="T8">−</text:span><text:span text:style-name="T41">λ</text:span><text:span text:style-name="T40"><text:tab/><text:tab/>Extract<text:tab/>1 <text:s text:c="2"/></text:span><text:span text:style-name="T16"><text:s text:c="2"/></text:span><text:span text:style-name="T41">λ</text:span><text:span text:style-name="T40"><text:tab/></text:span><text:span text:style-name="T42"><text:tab/>Assemble<text:tab/>1 <text:s text:c="3"/>0</text:span></text:p>
      <text:p text:style-name="P19"><text:span text:style-name="T41"><text:tab/></text:span><text:span text:style-name="T40">0 <text:s text:c="4"/>1</text:span><text:span text:style-name="T42"><text:tab/><text:tab/><text:tab/><text:tab/></text:span><text:span text:style-name="T40">0 <text:s text:c="4"/>1 </text:span><text:span text:style-name="T42"><text:tab/><text:tab/><text:tab/><text:tab/></text:span><text:span text:style-name="T41">λ</text:span><text:span text:style-name="T42"> <text:s text:c="3"/>1</text:span></text:p>
      <text:p text:style-name="P64"/>
      <text:p text:style-name="P44">Code <text:span text:style-name="T95"><text:s text:c="2"/>[ 2 R1 R2 ].</text:span><text:span text:style-name="T54"> <text:s/></text:span>D<text:span text:style-name="T93">Add (2 operand)</text:span>.</text:p>
      <text:p text:style-name="P20"/>
      <text:p text:style-name="P20">This is <text:span text:style-name="T94">also important, particularly in small characteristics (and particularly mod 2), and it is a secondary aim of the zem procedure to try to use cases 2 and 3 rather than case 1, which is usually slower.</text:span></text:p>
      <text:p text:style-name="P40"><text:span text:style-name="T40">zem</text:span><text:span text:style-name="T28"> </text:span><text:span text:style-name="T65">subtracts</text:span><text:span text:style-name="T28"> </text:span><text:span text:style-name="T29">R1</text:span><text:span text:style-name="T28"> from R2, whereas </text:span><text:span text:style-name="T40">Extract</text:span><text:span text:style-name="T28"> adds </text:span><text:span text:style-name="T29">R1</text:span><text:span text:style-name="T28"> to R2 and </text:span><text:span text:style-name="T40">Assemble</text:span><text:span text:style-name="T28"> adds <text:s/></text:span><text:span text:style-name="T29">R</text:span><text:span text:style-name="T28">2 to R1.</text:span></text:p>
      <text:p text:style-name="P24">The matrices are . . .</text:p>
      <text:p text:style-name="P24"/>
      <text:p text:style-name="P24">zem<text:tab/>1 <text:s text:c="2"/><text:span text:style-name="T8">−</text:span><text:span text:style-name="T18">1</text:span><text:span text:style-name="T40"><text:tab/><text:tab/>Extract<text:tab/>1 <text:s text:c="2"/></text:span><text:span text:style-name="T16"><text:s text:c="2"/></text:span><text:span text:style-name="T18">1</text:span><text:span text:style-name="T40"><text:tab/></text:span><text:span text:style-name="T42"><text:tab/>Assemble<text:tab/>1 <text:s text:c="3"/>0</text:span></text:p>
      <text:p text:style-name="P24"><text:span text:style-name="T30"><text:tab/></text:span><text:span text:style-name="T33">0 <text:s text:c="4"/>1</text:span><text:span text:style-name="T34"><text:tab/><text:tab/><text:tab/><text:tab/></text:span><text:span text:style-name="T33">0 <text:s text:c="4"/>1 </text:span><text:span text:style-name="T34"><text:tab/><text:tab/><text:tab/><text:tab/></text:span><text:span text:style-name="T35">1 </text:span><text:span text:style-name="T34"><text:s text:c="3"/>1</text:span></text:p>
      <text:p text:style-name="P65"/>
      <text:p text:style-name="P44">Code <text:span text:style-name="T95"><text:s text:c="2"/>[ 3 R1 R2 ]</text:span><text:span text:style-name="T54">. <text:s/></text:span>DS<text:span text:style-name="T94">ub (2 operand)</text:span>.</text:p>
      <text:p text:style-name="P20"/>
      <text:p text:style-name="P20">This <text:span text:style-name="T94">operation is also important, particularly in small odd characteristic. <text:s/>This will never be output in characteristic 2.</text:span></text:p>
      <text:p text:style-name="P38"><text:span text:style-name="T40">zem</text:span><text:span text:style-name="T28"> </text:span><text:span text:style-name="T66">adds</text:span><text:span text:style-name="T28"> </text:span><text:span text:style-name="T29">R1</text:span><text:span text:style-name="T28"> from R2, whereas </text:span><text:span text:style-name="T40">Extract</text:span><text:span text:style-name="T28"> </text:span><text:span text:style-name="T31">subtracts</text:span><text:span text:style-name="T28"> </text:span><text:span text:style-name="T29">R1</text:span><text:span text:style-name="T28"> </text:span><text:span text:style-name="T31">from</text:span><text:span text:style-name="T28"> R2 and </text:span><text:span text:style-name="T40">Assemble</text:span><text:span text:style-name="T28"> </text:span><text:span text:style-name="T31">subtracts</text:span><text:span text:style-name="T28"> </text:span><text:span text:style-name="T29">R</text:span><text:span text:style-name="T28">2 </text:span><text:span text:style-name="T31">from</text:span><text:span text:style-name="T28"> R1.</text:span></text:p>
      <text:p text:style-name="P20">The matrices are . . .</text:p>
      <text:p text:style-name="P20"/>
      <text:p text:style-name="P21">zem<text:tab/>1 <text:s text:c="2"/><text:span text:style-name="T12"><text:s text:c="2"/></text:span><text:span text:style-name="T20">1</text:span><text:span text:style-name="T40"><text:tab/><text:tab/>Extract<text:tab/>1 <text:s text:c="2"/></text:span><text:span text:style-name="T15">−</text:span><text:span text:style-name="T20">1</text:span><text:span text:style-name="T40"><text:tab/></text:span><text:span text:style-name="T42"><text:tab/>Assemble<text:tab/></text:span><text:span text:style-name="T44"> <text:s/></text:span><text:span text:style-name="T42">1 <text:s text:c="3"/>0</text:span></text:p>
      <text:p text:style-name="P21"><text:span text:style-name="T41"><text:tab/></text:span><text:span text:style-name="T40">0 <text:s text:c="4"/>1</text:span><text:span text:style-name="T42"><text:tab/><text:tab/><text:tab/><text:tab/></text:span><text:span text:style-name="T40">0 <text:s text:c="4"/>1 </text:span><text:span text:style-name="T42"><text:tab/><text:tab/><text:tab/></text:span><text:span text:style-name="T44"><text:tab/></text:span><text:span text:style-name="T15">−</text:span><text:span text:style-name="T20">1</text:span><text:span text:style-name="T42"> <text:s text:c="3"/>1</text:span></text:p>
      <text:p text:style-name="P65"/>
      <text:p text:style-name="P45">Code <text:span text:style-name="T95"><text:s text:c="2"/>[ 4 </text:span><text:span text:style-name="T41">λ</text:span><text:span text:style-name="T94"> R1 ]</text:span><text:span text:style-name="T54">. </text:span><text:span text:style-name="T55">λ</text:span><text:span text:style-name="T22">≠</text:span><text:span text:style-name="T20">0,</text:span><text:span text:style-name="T54">1 <text:s/></text:span>D<text:span text:style-name="T94">SMul</text:span>.</text:p>
      <text:p text:style-name="P21"/>
      <text:p text:style-name="P29">This operation is the only one with determinant othe<text:span text:style-name="T89">r th</text:span><text:span text:style-name="T90">an </text:span><text:span text:style-name="T59">±1</text:span><text:span text:style-name="T58"> and hence often cannot be avoided entirely. <text:s/></text:span></text:p>
      <text:p text:style-name="P22"><text:span text:style-name="T63">zem</text:span><text:span text:style-name="T28"> </text:span><text:span text:style-name="T67">divides</text:span><text:span text:style-name="T28"> </text:span><text:span text:style-name="T29">R1</text:span><text:span text:style-name="T28"> </text:span><text:span text:style-name="T32">by</text:span><text:span text:style-name="T62"> </text:span><text:span text:style-name="T60">λ</text:span><text:span text:style-name="T61">, </text:span><text:span text:style-name="T28">whereas </text:span><text:span text:style-name="T63">Extract</text:span><text:span text:style-name="T28"> </text:span><text:span text:style-name="T32">and </text:span><text:span text:style-name="T64">Assemble</text:span><text:span text:style-name="T32"> multiply</text:span><text:span text:style-name="T28"> </text:span><text:span text:style-name="T29">R1</text:span><text:span text:style-name="T28"> </text:span><text:span text:style-name="T32">by</text:span><text:span text:style-name="T62"> </text:span><text:span text:style-name="T60">λ</text:span><text:span text:style-name="T61">.</text:span></text:p>
      <text:p text:style-name="P22">The matrices are . . .</text:p>
      <text:p text:style-name="P21"/>
      <text:p text:style-name="P22">zem<text:span text:style-name="T95"><text:tab/> <text:s text:c="4"/></text:span><text:span text:style-name="T41">λ</text:span><text:span text:style-name="T96">-1</text:span><text:span text:style-name="T40"><text:tab/><text:tab/>Extract</text:span><text:span text:style-name="T45"><text:tab/> <text:s text:c="4"/></text:span><text:span text:style-name="T41">λ</text:span><text:span text:style-name="T40"><text:tab/></text:span><text:span text:style-name="T42"><text:tab/>Assemble</text:span><text:span text:style-name="T45"><text:tab/> <text:s text:c="4"/></text:span><text:span text:style-name="T41">λ</text:span></text:p>
      <text:p text:style-name="P12"/>
      <text:p text:style-name="P22"><text:span text:style-name="T85">Code </text:span><text:span text:style-name="T86"><text:s text:c="2"/>[ 5 R1 R2 R3 ].</text:span><text:span text:style-name="T57"> <text:s/></text:span><text:span text:style-name="T85">D</text:span><text:span text:style-name="T87">Add (3 operand) in Extract direction</text:span><text:span text:style-name="T85">.</text:span></text:p>
      <text:p text:style-name="P22"/>
      <text:p text:style-name="P32">This is primarirly for use in the Extract direction. <text:s/>In the assemble direction this would normally not be needed unless there is a primitive to add one vector into two different destinations.</text:p>
      <text:p text:style-name="P22"/>
      <text:p text:style-name="P39"><text:span text:style-name="T40">zem</text:span><text:span text:style-name="T28"> </text:span><text:span text:style-name="T65">subtracts</text:span><text:span text:style-name="T28"> </text:span><text:span text:style-name="T33">both R1 and R2 from R3 and checks that the result is zero. <text:s/></text:span><text:span text:style-name="T40">Extract</text:span><text:span text:style-name="T28"> adds </text:span><text:span text:style-name="T29">R1</text:span><text:span text:style-name="T33"> and R2 and puts the result into R3, which was previously unoccupied.</text:span><text:span text:style-name="T28"> </text:span><text:span text:style-name="T40">Assemble</text:span><text:span text:style-name="T28"> </text:span><text:span text:style-name="T33">(if required, which it usually is not) adds R3 into both R1 and R2 (and </text:span><text:soft-page-break/><text:span text:style-name="T33">considers R3 to be then unoccupied)</text:span><text:span text:style-name="T28">.</text:span></text:p>
      <text:p text:style-name="P23">The matrices are . . .</text:p>
      <text:p text:style-name="P23"/>
      <text:p text:style-name="P23">zem<text:tab/>1 <text:s text:c="2"/><text:span text:style-name="T97"><text:s text:c="2"/>0 <text:s/></text:span><text:span text:style-name="T8">−</text:span><text:span text:style-name="T20">1</text:span><text:span text:style-name="T40"><text:tab/><text:tab/>Extract<text:tab/></text:span><text:span text:style-name="T14">1 <text:s text:c="2"/></text:span><text:span text:style-name="T17"><text:s text:c="2"/>0 <text:s text:c="4"/></text:span><text:span text:style-name="T20">1</text:span><text:span text:style-name="T40"><text:tab/></text:span><text:span text:style-name="T42"><text:tab/>Assemble<text:tab/>1 <text:s text:c="3"/>0</text:span></text:p>
      <text:p text:style-name="P23"><text:span text:style-name="T41"><text:tab/></text:span><text:span text:style-name="T40">0 <text:s text:c="4"/>1</text:span><text:span text:style-name="T42"><text:tab/></text:span><text:span text:style-name="T46"> </text:span><text:span text:style-name="T15">−</text:span><text:span text:style-name="T20">1</text:span><text:span text:style-name="T17"><text:tab/><text:tab/><text:tab/><text:tab/></text:span><text:span text:style-name="T14">0 <text:s text:c="4"/>1</text:span><text:span text:style-name="T16"><text:tab/></text:span><text:span text:style-name="T17"> <text:s text:c="3"/></text:span><text:span text:style-name="T20">1</text:span><text:span text:style-name="T17"><text:tab/><text:tab/><text:tab/><text:tab/>0 <text:s text:c="3"/>1</text:span></text:p>
      <text:p text:style-name="P23"><text:span text:style-name="T25"><text:tab/>0 <text:s text:c="4"/>0 <text:s text:c="3"/>1</text:span><text:span text:style-name="T34"><text:tab/><text:tab/><text:tab/></text:span><text:span text:style-name="T28"> </text:span><text:span text:style-name="T34"><text:tab/><text:tab/></text:span><text:span text:style-name="T33"><text:tab/><text:tab/><text:tab/><text:tab/>1 <text:s text:c="3"/>1</text:span></text:p>
      <text:p text:style-name="P66"/>
      <text:p text:style-name="P13"/>
      <text:p text:style-name="P24"><text:span text:style-name="T85">Code </text:span><text:span text:style-name="T86"><text:s text:c="2"/>[ </text:span><text:span text:style-name="T88">6</text:span><text:span text:style-name="T86"> R1 R2 R3 ].</text:span><text:span text:style-name="T57"> <text:s/></text:span><text:span text:style-name="T85">D</text:span><text:span text:style-name="T88">Sub</text:span><text:span text:style-name="T87"> (3 operand) in Extract direction</text:span><text:span text:style-name="T85">.</text:span></text:p>
      <text:p text:style-name="P24"/>
      <text:p text:style-name="P33">Again, this is primarirly for use in the Extract direction. </text:p>
      <text:p text:style-name="P24"/>
      <text:p text:style-name="P40"><text:span text:style-name="T40">zem</text:span><text:span text:style-name="T35"> subtracts R1 from and adds R2 into R3, and then </text:span><text:span text:style-name="T33">checks that the result is zero. <text:s/></text:span><text:span text:style-name="T40">Extract</text:span><text:span text:style-name="T28"> </text:span><text:span text:style-name="T35">subtracts R2 from R1 (computes R1 </text:span><text:span text:style-name="T23">−</text:span><text:span text:style-name="T24"> R2) and </text:span><text:span text:style-name="T33">puts the result into R3, which was previously unoccupied.</text:span><text:span text:style-name="T28"> </text:span><text:span text:style-name="T40">Assemble</text:span><text:span text:style-name="T28"> </text:span><text:span text:style-name="T33">(if required, which it usually is not) adds R3 into R1 and</text:span><text:span text:style-name="T35"> subtracts it from</text:span><text:span text:style-name="T33"> R2 (and considers R3 to be then unoccupied)</text:span><text:span text:style-name="T28">.</text:span></text:p>
      <text:p text:style-name="P24">The matrices are . . .</text:p>
      <text:p text:style-name="P24"/>
      <text:p text:style-name="P24">zem<text:tab/>1 <text:s text:c="2"/><text:span text:style-name="T97"><text:s text:c="2"/>0 <text:s/></text:span><text:span text:style-name="T8">−</text:span><text:span text:style-name="T20">1</text:span><text:span text:style-name="T40"><text:tab/><text:tab/>Extract<text:tab/></text:span><text:span text:style-name="T14">1 <text:s text:c="2"/></text:span><text:span text:style-name="T17"><text:s text:c="2"/>0 <text:s text:c="4"/></text:span><text:span text:style-name="T20">1</text:span><text:span text:style-name="T40"><text:tab/></text:span><text:span text:style-name="T42"><text:tab/>Assemble<text:tab/>1 <text:s text:c="3"/>0</text:span></text:p>
      <text:p text:style-name="P24"><text:span text:style-name="T41"><text:tab/></text:span><text:span text:style-name="T40">0 <text:s text:c="4"/>1</text:span><text:span text:style-name="T42"><text:tab/></text:span><text:span text:style-name="T46"> </text:span><text:span text:style-name="T18"><text:s text:c="2"/></text:span><text:span text:style-name="T20">1</text:span><text:span text:style-name="T17"><text:tab/><text:tab/><text:tab/><text:tab/></text:span><text:span text:style-name="T14">0 <text:s text:c="4"/>1</text:span><text:span text:style-name="T16"><text:tab/></text:span><text:span text:style-name="T17"> <text:s/></text:span><text:span text:style-name="T15">−</text:span><text:span text:style-name="T20">1</text:span><text:span text:style-name="T17"><text:tab/><text:tab/><text:tab/><text:tab/>0 <text:s text:c="3"/>1</text:span></text:p>
      <text:p text:style-name="P24"><text:span text:style-name="T25"><text:tab/>0 <text:s text:c="4"/>0 <text:s text:c="3"/>1</text:span><text:span text:style-name="T34"><text:tab/><text:tab/><text:tab/></text:span><text:span text:style-name="T28"> </text:span><text:span text:style-name="T34"><text:tab/><text:tab/></text:span><text:span text:style-name="T33"><text:tab/><text:tab/><text:tab/><text:tab/>1 <text:s/></text:span><text:span text:style-name="T23">−</text:span><text:span text:style-name="T26">1</text:span></text:p>
      <text:p text:style-name="P67"/>
      <text:p text:style-name="P46">Code<text:span text:style-name="T94"> <text:s/></text:span><text:s/><text:span text:style-name="T94">[ 7</text:span> <text:span text:style-name="T41">λ</text:span><text:span text:style-name="T80"> R1 R2 ] <text:s/></text:span><text:s/><text:span text:style-name="T41">λ</text:span><text:span text:style-name="T22">≠</text:span><text:span text:style-name="T20">0,</text:span><text:span text:style-name="T54">±1. <text:s/></text:span>DSMad.</text:p>
      <text:p text:style-name="P25"/>
      <text:p text:style-name="P25">This<text:span text:style-name="T98"> is much like code 1, except that it is the last use of R2. <text:s/>Again notice that </text:span><text:span text:style-name="T41">λ</text:span><text:span text:style-name="T43"> is never 1 or </text:span><text:span text:style-name="T15">−</text:span><text:span text:style-name="T40">1</text:span><text:span text:style-name="T47">. <text:s/>In meataxe64 there is no single operation that sets R2 = </text:span><text:span text:style-name="T41">λ</text:span><text:span text:style-name="T47">R1, so this case would not be used at all for Extract (i.e. its cost is set to 100). <text:s/>For Assemble, it is rarely of interest that the result is no longer required and hence cases 1 and 7 can be coded identially.</text:span></text:p>
      <text:p text:style-name="P41"><text:span text:style-name="T40">zem</text:span><text:span text:style-name="T28"> </text:span><text:span text:style-name="T65">subtracts</text:span><text:span text:style-name="T28"> </text:span><text:span text:style-name="T30">λ</text:span><text:span text:style-name="T29">R1</text:span><text:span text:style-name="T28"> from R2</text:span><text:span text:style-name="T36"> and tests that R2 is then zero. <text:s/></text:span><text:span text:style-name="T40">Extract</text:span><text:span text:style-name="T28"> </text:span><text:span text:style-name="T36">moves </text:span><text:span text:style-name="T30">λ</text:span><text:span text:style-name="T29">R1</text:span><text:span text:style-name="T28"> to R2 and </text:span><text:span text:style-name="T40">Assemble</text:span><text:span text:style-name="T28"> adds </text:span><text:span text:style-name="T30">λ</text:span><text:span text:style-name="T29">R</text:span><text:span text:style-name="T28">2 to R1</text:span><text:span text:style-name="T36">, leaving R2 of no longer needed</text:span><text:span text:style-name="T28">.</text:span></text:p>
      <text:p text:style-name="P25">The matrices are . . .</text:p>
      <text:p text:style-name="P25"/>
      <text:p text:style-name="P25">zem<text:tab/>1 <text:s text:c="2"/><text:span text:style-name="T8">−</text:span><text:span text:style-name="T41">λ</text:span><text:span text:style-name="T40"><text:tab/><text:tab/>Extract<text:tab/>1 <text:s text:c="2"/></text:span><text:span text:style-name="T16"><text:s text:c="2"/></text:span><text:span text:style-name="T41">λ</text:span><text:span text:style-name="T40"><text:tab/></text:span><text:span text:style-name="T42"><text:tab/>Assemble<text:tab/>1</text:span></text:p>
      <text:p text:style-name="P25"><text:span text:style-name="T30"><text:tab/></text:span><text:span text:style-name="T33">0 <text:s text:c="4"/>1</text:span><text:span text:style-name="T34"><text:tab/><text:tab/><text:tab/></text:span><text:span text:style-name="T36"><text:tab/></text:span><text:span text:style-name="T34"><text:tab/><text:tab/><text:tab/><text:tab/></text:span><text:span text:style-name="T30">λ</text:span></text:p>
      <text:p text:style-name="P69"/>
      <text:p text:style-name="P68"/>
      <text:p text:style-name="P47">Code<text:span text:style-name="T94"> <text:s/></text:span><text:s/><text:span text:style-name="T94">[ 8</text:span> <text:span text:style-name="T80">R1 R2 ] <text:s/></text:span><text:s/><text:span text:style-name="T99">Move</text:span>.</text:p>
      <text:p text:style-name="P26"/>
      <text:p text:style-name="P30"><text:span text:style-name="T47">T</text:span><text:span text:style-name="T40">his is a move in the extract direction</text:span></text:p>
      <text:p text:style-name="P42"><text:span text:style-name="T40">zem</text:span><text:span text:style-name="T28"> </text:span><text:span text:style-name="T65">subtracts</text:span><text:span text:style-name="T28"> </text:span><text:span text:style-name="T29">R1</text:span><text:span text:style-name="T28"> from R2</text:span><text:span text:style-name="T36"> and tests that R2 is then zero. <text:s/></text:span><text:span text:style-name="T40">Extract</text:span><text:span text:style-name="T28"> </text:span><text:span text:style-name="T36">moves </text:span><text:span text:style-name="T29">R1</text:span><text:span text:style-name="T28"> to R2 and </text:span><text:span text:style-name="T40">Assemble</text:span><text:span text:style-name="T28"> adds </text:span><text:span text:style-name="T29">R</text:span><text:span text:style-name="T28">2 to R1</text:span><text:span text:style-name="T36">, leaving R2 of no longer needed</text:span><text:span text:style-name="T28">.</text:span><text:span text:style-name="T37"> <text:s/>This is the special case of </text:span><text:span text:style-name="T30">λ</text:span><text:span text:style-name="T37"> = 1 in case 7, and is of use in both directions - for Extract is the move, and for Assemble it is an add that is the last use of a register. </text:span></text:p>
      <text:p text:style-name="P26">The matrices are . . .</text:p>
      <text:p text:style-name="P26"/>
      <text:p text:style-name="P26">zem<text:tab/>1 <text:s text:c="2"/><text:span text:style-name="T8">−</text:span><text:span text:style-name="T21">1</text:span><text:span text:style-name="T40"><text:tab/><text:tab/>Extract<text:tab/>1 <text:s text:c="2"/></text:span><text:span text:style-name="T16"><text:s text:c="2"/></text:span><text:span text:style-name="T21">1</text:span><text:span text:style-name="T40"><text:tab/></text:span><text:span text:style-name="T42"><text:tab/>Assemble<text:tab/>1</text:span></text:p>
      <text:p text:style-name="P26"><text:soft-page-break/><text:span text:style-name="T30"><text:tab/></text:span><text:span text:style-name="T33">0 <text:s text:c="4"/>1</text:span><text:span text:style-name="T34"><text:tab/><text:tab/><text:tab/></text:span><text:span text:style-name="T36"><text:tab/></text:span><text:span text:style-name="T34"><text:tab/><text:tab/><text:tab/><text:tab/></text:span><text:span text:style-name="T37">1</text:span></text:p>
      <text:p text:style-name="P68"/>
      <text:p text:style-name="P68"/>
      <text:p text:style-name="P47">Code<text:span text:style-name="T94"> <text:s/></text:span><text:s/><text:span text:style-name="T94">[ 9</text:span> <text:span text:style-name="T80">R1 R2 ]</text:span>.</text:p>
      <text:p text:style-name="P26"/>
      <text:p text:style-name="P30"><text:span text:style-name="T47">I</text:span><text:span text:style-name="T40">n the extract direction, this moves </text:span><text:span text:style-name="T23">−</text:span><text:span text:style-name="T29">R1</text:span><text:span text:style-name="T38"> to R2</text:span><text:span text:style-name="T28"> which is not an implemented primitive in meataxe64. <text:s/>In the Assemble direction, however, it should be implemented, probably identical to case 3 if the fact that R2 is no longer used is of no interest.</text:span></text:p>
      <text:p text:style-name="P42"><text:span text:style-name="T40">zem</text:span><text:span text:style-name="T28"> </text:span><text:span text:style-name="T37">adds </text:span><text:span text:style-name="T29">R1</text:span><text:span text:style-name="T28"> </text:span><text:span text:style-name="T37">into</text:span><text:span text:style-name="T28"> R2</text:span><text:span text:style-name="T36"> and tests that R2 is then zero. <text:s/></text:span><text:span text:style-name="T40">Extract</text:span><text:span text:style-name="T28"> </text:span><text:span text:style-name="T36">moves </text:span><text:span text:style-name="T23">−</text:span><text:span text:style-name="T29">R1</text:span><text:span text:style-name="T28"> to R2 and </text:span><text:span text:style-name="T40">Assemble</text:span><text:span text:style-name="T28"> </text:span><text:span text:style-name="T37">subtracts </text:span><text:span text:style-name="T29">R</text:span><text:span text:style-name="T28">2 </text:span><text:span text:style-name="T37">from</text:span><text:span text:style-name="T28"> R1</text:span><text:span text:style-name="T36">, leaving R2 of no longer needed</text:span><text:span text:style-name="T28">.</text:span></text:p>
      <text:p text:style-name="P26">The matrices are . . .</text:p>
      <text:p text:style-name="P26"/>
      <text:p text:style-name="P26">zem<text:tab/>1 <text:s text:c="2"/><text:span text:style-name="T13"><text:s text:c="2"/>1</text:span><text:span text:style-name="T40"><text:tab/><text:tab/>Extract<text:tab/>1 <text:s/></text:span><text:span text:style-name="T16"><text:s text:c="2"/></text:span><text:span text:style-name="T15">−</text:span><text:span text:style-name="T21">1</text:span><text:span text:style-name="T40"><text:tab/></text:span><text:span text:style-name="T42">Assemble<text:tab/></text:span><text:span text:style-name="T48"> <text:s/></text:span><text:span text:style-name="T42">1</text:span></text:p>
      <text:p text:style-name="P26"><text:span text:style-name="T30"><text:tab/></text:span><text:span text:style-name="T33">0 <text:s text:c="4"/>1</text:span><text:span text:style-name="T34"><text:tab/><text:tab/><text:tab/></text:span><text:span text:style-name="T36"><text:tab/></text:span><text:span text:style-name="T34"><text:tab/><text:tab/><text:tab/></text:span><text:span text:style-name="T37"><text:tab/></text:span><text:span text:style-name="T23">−</text:span><text:span text:style-name="T27">1</text:span></text:p>
      <text:p text:style-name="P68"/>
      <text:p text:style-name="P48">Code<text:span text:style-name="T94"> <text:s/></text:span><text:s/><text:span text:style-name="T94">[ 10</text:span> <text:span text:style-name="T80">R1 R2 ]</text:span>.</text:p>
      <text:p text:style-name="P27"/>
      <text:p text:style-name="P31"><text:span text:style-name="T47">I</text:span><text:span text:style-name="T40">n </text:span><text:span text:style-name="T49">both directions this swaps two registers. <text:s/>In linf.c this is implemented using a working space and three memcpy operations. <text:s/>It could be implemented by an assembler "swap" routine, or even by including a further level of indirection so that only pointers need to be moved, but this is not considered of sufficient importance, as to some extent the "swap" operation is an indication that things should have been organized better to avoid the need. <text:s/>Nevertheless "swap" should be implemented in both directions as otherwise zem may fail to find any solution at all, particularly with a narrow beam.</text:span></text:p>
      <text:p text:style-name="P43"><text:span text:style-name="T40">zem</text:span><text:span text:style-name="T28"> </text:span><text:span text:style-name="T39">swaps R1 and R2, </text:span><text:span text:style-name="T40">Extract</text:span><text:span text:style-name="T28"> </text:span><text:span text:style-name="T39">swaps R1 and R2. </text:span><text:span text:style-name="T40">Assemble</text:span><text:span text:style-name="T28"> </text:span><text:span text:style-name="T39">swaps R1 and R2</text:span><text:span text:style-name="T28">.</text:span></text:p>
      <text:p text:style-name="P27">The matrices are . . .</text:p>
      <text:p text:style-name="P27"/>
      <text:p text:style-name="P27">zem<text:tab/><text:span text:style-name="T100">0</text:span> <text:s text:c="2"/><text:span text:style-name="T13"><text:s/>1</text:span><text:span text:style-name="T40"><text:tab/><text:tab/>Extract<text:tab/></text:span><text:span text:style-name="T49">0</text:span><text:span text:style-name="T40"> </text:span><text:span text:style-name="T16"><text:s/></text:span><text:span text:style-name="T19"><text:s text:c="2"/>1 <text:s/></text:span><text:span text:style-name="T40"><text:tab/></text:span><text:span text:style-name="T49"><text:tab/></text:span><text:span text:style-name="T42">Assemble<text:tab/></text:span><text:span text:style-name="T49">0 <text:s text:c="3"/></text:span><text:span text:style-name="T42">1</text:span><text:span text:style-name="T49"> <text:s text:c="3"/></text:span></text:p>
      <text:p text:style-name="P27"><text:span text:style-name="T30"><text:tab/></text:span><text:span text:style-name="T39">1</text:span><text:span text:style-name="T33"> <text:s text:c="3"/></text:span><text:span text:style-name="T39">0</text:span><text:span text:style-name="T34"><text:tab/><text:tab/></text:span><text:span text:style-name="T39"><text:tab/><text:tab/>1 <text:s text:c="3"/>0<text:tab/><text:tab/><text:tab/><text:tab/>1 <text:s text:c="3"/>0</text:span></text:p>
      <text:p text:style-name="P27"><text:span text:style-name="T39"/></text:p>
      <text:p text:style-name="P105"><text:span text:style-name="T49">Code</text:span><text:span text:style-name="T44"> <text:s/></text:span><text:span text:style-name="T49"><text:s/></text:span><text:span text:style-name="T44">[ 1</text:span><text:span text:style-name="T51">1</text:span><text:span text:style-name="T49"> </text:span><text:span text:style-name="T52">R1 R2 ]</text:span><text:span text:style-name="T49">.</text:span></text:p>
      <text:p text:style-name="P103"/>
      <text:p text:style-name="P104">This is a move - faster than a swap, but requires the destination to already be clear.</text:p>
      <text:p text:style-name="P106">zem<text:span text:style-name="T106"> checks R1==0, moves R2 to R1, sets R2=0. <text:s/></text:span>Extract<text:span text:style-name="T106"> moves R1 to R2. <text:s/></text:span>Assemble<text:span text:style-name="T106"> moves R2 to R1</text:span></text:p>
      <text:p text:style-name="P104"/>
      <text:p text:style-name="P52">Section <text:span text:style-name="T103">3</text:span> – <text:span text:style-name="T74">Use.</text:span></text:p>
      <text:p text:style-name="P3"/>
      <text:p text:style-name="P10"><text:span text:style-name="T74">The purpose, at least initially, of this program is to produce the linear forms necessary for working over extension fields. <text:s/>The hard part of this process (not addressed by zem) is to find tensors that span a space including the (extension) field product - a problem for which several tricks are available to find fairly good ones. <text:s/>After that, the albf</text:span><text:span text:style-name="T3"> program checks to see that the tensors are indeed sufficient, and works out how to compute the product from them if so. <text:s/>Both the input and the output then require a run of zem to convert a matrix multiplication into a sequence of elementary steps that can be performed, after which a simple reformat program </text:span><text:span text:style-name="T69">(alba for the assembly </text:span><text:soft-page-break/><text:span text:style-name="T69">direction, albe for the extract direction) </text:span><text:span text:style-name="T3">converts the output into a form suitable for inclusion into the linf.c module.</text:span></text:p>
      <text:p text:style-name="P56"/>
      <text:p text:style-name="P57">It seems possible that other applications of the same technology might show up, so the zem program is specified as a general-purpose program. <text:s/>Although I am not currently aware<text:span text:style-name="T103"> </text:span>of any other applications, it seems likely that they may arise once the technology is available<text:span text:style-name="T102">.</text:span></text:p>
      <text:p text:style-name="P58"/>
      <text:p text:style-name="P53">Section <text:span text:style-name="T103">4</text:span> – <text:span text:style-name="T75">Method.</text:span></text:p>
      <text:p text:style-name="P6"/>
      <text:p text:style-name="P4"><text:span text:style-name="T3">Z</text:span><text:span text:style-name="T2">em </text:span><text:span text:style-name="T4">operates as a "discrete cost beam search", whereby the costs of the </text:span><text:span text:style-name="T68">ten</text:span><text:span text:style-name="T4"> elementary operations are assigned small positive integers, and for each (integral) cost, a beam is constructed for the "best" reductions of the input matrix that can be achieved at that cost. <text:s/>Initially the input matrix is all there is, at a cost of zero. <text:s/>At each stage the smallest unprocessed</text:span><text:span text:style-name="T69"> cost</text:span><text:span text:style-name="T4">is dealt with to produce all the results that can be achieved with one more elementary operation, and replaces the entry (using Linton's hash method) if it has a lower "value".</text:span></text:p>
      <text:p text:style-name="P59"/>
      <text:p text:style-name="P35"><text:span text:style-name="T4">T</text:span><text:span text:style-name="T2">he "steering" input consists of the beam width, followed by the costs of these ten operations, where a cost of 100 indicates that the method is not to be used at all.</text:span></text:p>
      <text:p text:style-name="P59"/>
      <text:p text:style-name="P54">Section <text:span text:style-name="T103">5</text:span> – <text:span text:style-name="T76">Valuation.</text:span></text:p>
      <text:p text:style-name="P9"/>
      <text:p text:style-name="P5"><text:span text:style-name="T5">In order to guide the beam-search, a matrix is assigned a "value"</text:span><text:span text:style-name="T69"> aiming to decrease the nearer the result gets to the matrix J. <text:s/>The valuation is </text:span><text:span text:style-name="T5">computed as follows</text:span><text:span text:style-name="T69">, starting from 4*nor*noc <text:s/>- noc <text:s/>- <text:s/>noc*(noc-1)</text:span></text:p>
      <text:p text:style-name="P60"/>
      <text:p text:style-name="P8"><text:span text:style-name="T4">F</text:span><text:span text:style-name="T2">or each row</text:span><text:span text:style-name="T69"> . . .</text:span></text:p>
      <text:p text:style-name="P63"/>
      <text:list xml:id="list1643965544114442365" text:style-name="L1">
        <text:list-item>
          <text:p text:style-name="P101"><text:span text:style-name="T70">up to the diagonal</text:span><text:span text:style-name="T71"> (or the entire row if it is low enough)</text:span><text:span text:style-name="T72">, leading zeros </text:span><text:span text:style-name="T71">subtract</text:span><text:span text:style-name="T72"> 4 </text:span><text:span text:style-name="T71">from</text:span><text:span text:style-name="T72"> the value and non-leading zeros </text:span><text:span text:style-name="T71">subtract</text:span><text:span text:style-name="T72"> 2.</text:span></text:p>
        </text:list-item>
        <text:list-item>
          <text:p text:style-name="P101"><text:span text:style-name="T71">on the diagonal, if the entry </text:span><text:span text:style-name="T72">is zero, no further value is </text:span><text:span text:style-name="T71">subtracted either here or later. <text:s/></text:span><text:span text:style-name="T72">If the diagonal is non-zero, 2 is added, and a further one if the diagonal is 1.</text:span></text:p>
        </text:list-item>
        <text:list-item>
          <text:p text:style-name="P101"><text:span text:style-name="T72">Past the diagonal, 1 or 2 is </text:span><text:span text:style-name="T71">subtracted</text:span><text:span text:style-name="T72"> for any zero (provided the diagonal was nonzero) - 2 if everything before the diagonal was zero</text:span><text:span text:style-name="T70">, 1 otherwise</text:span><text:span text:style-name="T72">.</text:span></text:p>
        </text:list-item>
      </text:list>
      <text:p text:style-name="P61"/>
      <text:p text:style-name="P7"><text:span text:style-name="T2">I have no </text:span><text:span text:style-name="T73">reason to believe</text:span><text:span text:style-name="T2"> that the above is optimal, and no great confidence that it is even any good, but it does seem to </text:span><text:span text:style-name="T6">lead the search fairly sensibly.</text:span></text:p>
      <text:p text:style-name="P61"/>
      <text:p text:style-name="P62">The target matrix is the identity matrix followed by rows of zeros, whose value is <text:span text:style-name="T103">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4-09T13:02:13.652151695</dc:date>
    <meta:editing-duration>P1DT1H15M22S</meta:editing-duration>
    <meta:editing-cycles>119</meta:editing-cycles>
    <meta:generator>LibreOffice/5.1.6.2$Linux_X86_64 LibreOffice_project/10m0$Build-2</meta:generator>
    <meta:printed-by>User </meta:printed-by>
    <meta:print-date>2012-08-06T12:45:35</meta:print-date>
    <meta:document-statistic meta:table-count="1" meta:image-count="0" meta:object-count="0" meta:page-count="6" meta:paragraph-count="159" meta:word-count="2321" meta:character-count="12311" meta:non-whitespace-character-count="9717"/>
  </office:meta>
</office:document-meta>
</file>